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1.625in" style:rel-column-width="16383*"/>
    </style:style>
    <style:style style:name="Table4.D" style:family="table-column">
      <style:table-column-properties style:column-width="1.625in" style:rel-column-width="16386*"/>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1.625in" style:rel-column-width="16383*"/>
    </style:style>
    <style:style style:name="Table5.D" style:family="table-column">
      <style:table-column-properties style:column-width="1.625in" style:rel-column-width="16386*"/>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1.625in" style:rel-column-width="16383*"/>
    </style:style>
    <style:style style:name="Table6.D" style:family="table-column">
      <style:table-column-properties style:column-width="1.625in" style:rel-column-width="16386*"/>
    </style:style>
    <style:style style:name="Table6.A1" style:family="table-cell">
      <style:table-cell-properties fo:padding="0in" fo:border="none"/>
    </style:style>
    <style:style style:name="P1" style:family="paragraph" style:parent-style-name="First_20_paragraph">
      <style:text-properties officeooo:paragraph-rsid="0017694a"/>
    </style:style>
    <style:style style:name="P2" style:family="paragraph" style:parent-style-name="First_20_paragraph">
      <style:text-properties officeooo:paragraph-rsid="00181972"/>
    </style:style>
    <style:style style:name="P3" style:family="paragraph" style:parent-style-name="Text_20_body">
      <style:text-properties officeooo:paragraph-rsid="001d07c8"/>
    </style:style>
    <style:style style:name="P4" style:family="paragraph" style:parent-style-name="Text_20_body">
      <style:text-properties officeooo:paragraph-rsid="001df420"/>
    </style:style>
    <style:style style:name="P5" style:family="paragraph" style:parent-style-name="First_20_paragraph">
      <style:text-properties officeooo:paragraph-rsid="00213511"/>
    </style:style>
    <style:style style:name="P6" style:family="paragraph" style:parent-style-name="Footer">
      <style:paragraph-properties fo:text-align="center" style:justify-single-word="false"/>
    </style:style>
    <style:style style:name="P7" style:family="paragraph" style:parent-style-name="First_20_paragraph">
      <style:text-properties officeooo:paragraph-rsid="0017694a"/>
    </style:style>
    <style:style style:name="P8" style:family="paragraph" style:parent-style-name="First_20_paragraph">
      <style:text-properties officeooo:paragraph-rsid="00181972"/>
    </style:style>
    <style:style style:name="P9" style:family="paragraph" style:parent-style-name="First_20_paragraph">
      <style:text-properties officeooo:paragraph-rsid="00213511"/>
    </style:style>
    <style:style style:name="P10" style:family="paragraph" style:parent-style-name="Text_20_body">
      <style:text-properties officeooo:paragraph-rsid="001d07c8"/>
    </style:style>
    <style:style style:name="P11" style:family="paragraph" style:parent-style-name="Text_20_body">
      <style:text-properties officeooo:paragraph-rsid="001df420"/>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First_20_paragraph">
      <style:text-properties officeooo:paragraph-rsid="0017694a"/>
    </style:style>
    <style:style style:name="P15" style:family="paragraph" style:parent-style-name="First_20_paragraph">
      <style:text-properties officeooo:paragraph-rsid="00181972"/>
    </style:style>
    <style:style style:name="P16" style:family="paragraph" style:parent-style-name="First_20_paragraph">
      <style:text-properties officeooo:paragraph-rsid="00213511"/>
    </style:style>
    <style:style style:name="P17" style:family="paragraph" style:parent-style-name="Title"/>
    <style:style style:name="P18" style:family="paragraph" style:parent-style-name="Text_20_body">
      <style:text-properties officeooo:paragraph-rsid="001d07c8"/>
    </style:style>
    <style:style style:name="P19" style:family="paragraph" style:parent-style-name="Text_20_body">
      <style:text-properties officeooo:paragraph-rsid="001df420"/>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694a"/>
    </style:style>
    <style:style style:name="T2" style:family="text">
      <style:text-properties officeooo:rsid="00181972"/>
    </style:style>
    <style:style style:name="T3" style:family="text">
      <style:text-properties fo:font-style="italic" style:font-style-asian="italic" style:font-style-complex="italic"/>
    </style:style>
    <style:style style:name="T4" style:family="text">
      <style:text-properties officeooo:rsid="001b2a18"/>
    </style:style>
    <style:style style:name="T5" style:family="text">
      <style:text-properties officeooo:rsid="001dc58d"/>
    </style:style>
    <style:style style:name="T6" style:family="text">
      <style:text-properties officeooo:rsid="001df420"/>
    </style:style>
    <style:style style:name="T7" style:family="text">
      <style:text-properties officeooo:rsid="00213511"/>
    </style:style>
    <style:style style:name="T8" style:family="text">
      <style:text-properties officeooo:rsid="00240082"/>
    </style:style>
    <style:style style:name="T9" style:family="text">
      <style:text-properties officeooo:rsid="0017694a"/>
    </style:style>
    <style:style style:name="T10" style:family="text">
      <style:text-properties officeooo:rsid="00181972"/>
    </style:style>
    <style:style style:name="T11" style:family="text">
      <style:text-properties fo:font-style="italic" style:font-style-asian="italic" style:font-style-complex="italic"/>
    </style:style>
    <style:style style:name="T12" style:family="text">
      <style:text-properties fo:font-style="italic" officeooo:rsid="0017694a" style:font-style-asian="italic" style:font-style-complex="italic"/>
    </style:style>
    <style:style style:name="T13" style:family="text">
      <style:text-properties officeooo:rsid="001b2a18"/>
    </style:style>
    <style:style style:name="T14" style:family="text">
      <style:text-properties officeooo:rsid="001dc58d"/>
    </style:style>
    <style:style style:name="T15" style:family="text">
      <style:text-properties officeooo:rsid="001df420"/>
    </style:style>
    <style:style style:name="T16" style:family="text">
      <style:text-properties officeooo:rsid="00213511"/>
    </style:style>
    <style:style style:name="T17" style:family="text">
      <style:text-properties style:font-name="Courier New" style:font-name-asian="Courier New" style:font-name-complex="Courier New"/>
    </style:style>
    <style:style style:name="T18" style:family="text">
      <style:text-properties style:text-position="sub 58%"/>
    </style:style>
    <style:style style:name="T19" style:family="text">
      <style:text-properties fo:font-style="normal" officeooo:rsid="0017694a" style:font-style-asian="normal" style:font-style-complex="normal"/>
    </style:style>
    <style:style style:name="T20" style:family="text">
      <style:text-properties officeooo:rsid="001d07c8"/>
    </style:style>
    <style:style style:name="T21" style:family="text">
      <style:text-properties officeooo:rsid="001d7876"/>
    </style:style>
    <style:style style:name="T22" style:family="text">
      <style:text-properties officeooo:rsid="0022881b"/>
    </style:style>
    <style:style style:name="T23" style:family="text">
      <style:text-properties officeooo:rsid="00240082"/>
    </style:style>
    <style:style style:name="T24" style:family="text">
      <style:text-properties officeooo:rsid="0024fef2"/>
    </style:style>
    <style:style style:name="T2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tracked-changes>
        <text:changed-region xml:id="ct61208064" text:id="ct61208064">
          <text:insertion>
            <office:change-info>
              <dc:creator>Unknown Author</dc:creator>
              <dc:date>2014-12-16T14:57:00</dc:date>
            </office:change-info>
          </text:insertion>
        </text:changed-region>
        <text:changed-region xml:id="ct100766928" text:id="ct100766928">
          <text:deletion>
            <office:change-info>
              <dc:creator>Unknown Author</dc:creator>
              <dc:date>2014-12-16T14:55:00</dc:date>
            </office:change-info>
            <text:p text:style-name="P1">include both newly sampled and previously sampled individuals</text:p>
          </text:deletion>
        </text:changed-region>
        <text:changed-region xml:id="ct58264896" text:id="ct58264896">
          <text:insertion>
            <office:change-info>
              <dc:creator>Unknown Author</dc:creator>
              <dc:date>2014-12-16T14:55:00</dc:date>
            </office:change-info>
          </text:insertion>
        </text:changed-region>
        <text:changed-region xml:id="ct98150160" text:id="ct98150160">
          <text:insertion>
            <office:change-info>
              <dc:creator>Unknown Author</dc:creator>
              <dc:date>2014-12-16T14:56:00</dc:date>
            </office:change-info>
          </text:insertion>
        </text:changed-region>
        <text:changed-region xml:id="ct39369312" text:id="ct39369312">
          <text:insertion>
            <office:change-info>
              <dc:creator>Unknown Author</dc:creator>
              <dc:date>2014-12-16T14:59:00</dc:date>
            </office:change-info>
          </text:insertion>
        </text:changed-region>
        <text:changed-region xml:id="ct46912768" text:id="ct46912768">
          <text:deletion>
            <office:change-info>
              <dc:creator>Unknown Author</dc:creator>
              <dc:date>2014-12-16T14:59:00</dc:date>
            </office:change-info>
            <text:p text:style-name="P1"><text:span text:style-name="T1"><text:s/></text:span></text:p>
          </text:deletion>
        </text:changed-region>
        <text:changed-region xml:id="ct59544432" text:id="ct59544432">
          <text:insertion>
            <office:change-info>
              <dc:creator>Unknown Author</dc:creator>
              <dc:date>2014-12-16T15:00:00</dc:date>
            </office:change-info>
          </text:insertion>
        </text:changed-region>
        <text:changed-region xml:id="ct109745712" text:id="ct109745712">
          <text:insertion>
            <office:change-info>
              <dc:creator>Unknown Author</dc:creator>
              <dc:date>2014-12-16T14:59:00</dc:date>
            </office:change-info>
          </text:insertion>
        </text:changed-region>
        <text:changed-region xml:id="ct110951024" text:id="ct110951024">
          <text:insertion>
            <office:change-info>
              <dc:creator>Unknown Author</dc:creator>
              <dc:date>2014-12-16T15:00:00</dc:date>
            </office:change-info>
          </text:insertion>
        </text:changed-region>
        <text:changed-region xml:id="ct106845984" text:id="ct106845984">
          <text:insertion>
            <office:change-info>
              <dc:creator>Unknown Author</dc:creator>
              <dc:date>2014-12-16T15:01:00</dc:date>
            </office:change-info>
          </text:insertion>
        </text:changed-region>
        <text:changed-region xml:id="ct108938208" text:id="ct108938208">
          <text:deletion>
            <office:change-info>
              <dc:creator>Unknown Author</dc:creator>
              <dc:date>2014-12-16T15:01:00</dc:date>
            </office:change-info>
            <text:p text:style-name="P1"><text:span text:style-name="T1">Specimens were </text:span></text:p>
          </text:deletion>
        </text:changed-region>
        <text:changed-region xml:id="ct108938400" text:id="ct108938400">
          <text:deletion>
            <office:change-info>
              <dc:creator>Unknown Author</dc:creator>
              <dc:date>2014-12-16T15:01:00</dc:date>
            </office:change-info>
            <text:p text:style-name="P1">for</text:p>
          </text:deletion>
        </text:changed-region>
        <text:changed-region xml:id="ct109068688" text:id="ct109068688">
          <text:insertion>
            <office:change-info>
              <dc:creator>Unknown Author</dc:creator>
              <dc:date>2014-12-16T15:01:00</dc:date>
            </office:change-info>
          </text:insertion>
        </text:changed-region>
        <text:changed-region xml:id="ct51100672" text:id="ct51100672">
          <text:insertion>
            <office:change-info>
              <dc:creator>Unknown Author</dc:creator>
              <dc:date>2014-12-16T15:01:00</dc:date>
            </office:change-info>
          </text:insertion>
        </text:changed-region>
        <text:changed-region xml:id="ct51100864" text:id="ct51100864">
          <text:deletion>
            <office:change-info>
              <dc:creator>Unknown Author</dc:creator>
              <dc:date>2014-12-16T15:01:00</dc:date>
            </office:change-info>
            <text:p text:style-name="P1">of </text:p>
          </text:deletion>
        </text:changed-region>
        <text:changed-region xml:id="ct60137808" text:id="ct60137808">
          <text:insertion>
            <office:change-info>
              <dc:creator>Unknown Author</dc:creator>
              <dc:date>2014-12-16T15:01:00</dc:date>
            </office:change-info>
          </text:insertion>
        </text:changed-region>
        <text:changed-region xml:id="ct108364432" text:id="ct108364432">
          <text:deletion>
            <office:change-info>
              <dc:creator>Unknown Author</dc:creator>
              <dc:date>2014-12-16T15:01:00</dc:date>
            </office:change-info>
            <text:p text:style-name="P1">was </text:p>
          </text:deletion>
        </text:changed-region>
        <text:changed-region xml:id="ct110699952" text:id="ct110699952">
          <text:deletion>
            <office:change-info>
              <dc:creator>Unknown Author</dc:creator>
              <dc:date>2014-12-16T15:01:00</dc:date>
            </office:change-info>
            <text:p text:style-name="P1">known </text:p>
          </text:deletion>
        </text:changed-region>
        <text:changed-region xml:id="ct59092912" text:id="ct59092912">
          <text:deletion>
            <office:change-info>
              <dc:creator>Unknown Author</dc:creator>
              <dc:date>2014-12-16T15:02:00</dc:date>
            </office:change-info>
            <text:p text:style-name="P1">information</text:p>
          </text:deletion>
        </text:changed-region>
        <text:changed-region xml:id="ct109979952" text:id="ct109979952">
          <text:insertion>
            <office:change-info>
              <dc:creator>Unknown Author</dc:creator>
              <dc:date>2014-12-16T15:02:00</dc:date>
            </office:change-info>
          </text:insertion>
        </text:changed-region>
        <text:changed-region xml:id="ct60279440" text:id="ct60279440">
          <text:insertion>
            <office:change-info>
              <dc:creator>Unknown Author</dc:creator>
              <dc:date>2014-12-16T15:02:00</dc:date>
            </office:change-info>
          </text:insertion>
        </text:changed-region>
        <text:changed-region xml:id="ct62207440" text:id="ct62207440">
          <text:deletion>
            <office:change-info>
              <dc:creator>Unknown Author</dc:creator>
              <dc:date>2014-12-16T15:02:00</dc:date>
            </office:change-info>
            <text:p text:style-name="P1">from</text:p>
          </text:deletion>
        </text:changed-region>
        <text:changed-region xml:id="ct61895056" text:id="ct61895056">
          <text:insertion>
            <office:change-info>
              <dc:creator>Unknown Author</dc:creator>
              <dc:date>2014-12-16T15:02:00</dc:date>
            </office:change-info>
          </text:insertion>
        </text:changed-region>
        <text:changed-region xml:id="ct39581536" text:id="ct39581536">
          <text:deletion>
            <office:change-info>
              <dc:creator>Unknown Author</dc:creator>
              <dc:date>2014-12-16T15:02:00</dc:date>
            </office:change-info>
            <text:p text:style-name="P1">information</text:p>
          </text:deletion>
        </text:changed-region>
        <text:changed-region xml:id="ct109109296" text:id="ct109109296">
          <text:insertion>
            <office:change-info>
              <dc:creator>Unknown Author</dc:creator>
              <dc:date>2014-12-16T15:02:00</dc:date>
            </office:change-info>
          </text:insertion>
        </text:changed-region>
        <text:changed-region xml:id="ct111630496" text:id="ct111630496">
          <text:deletion>
            <office:change-info>
              <dc:creator>Unknown Author</dc:creator>
              <dc:date>2014-12-16T15:03:00</dc:date>
            </office:change-info>
            <text:p text:style-name="P1">it was</text:p>
          </text:deletion>
        </text:changed-region>
        <text:changed-region xml:id="ct98825536" text:id="ct98825536">
          <text:insertion>
            <office:change-info>
              <dc:creator>Unknown Author</dc:creator>
              <dc:date>2014-12-16T15:03:00</dc:date>
            </office:change-info>
          </text:insertion>
        </text:changed-region>
        <text:changed-region xml:id="ct111027760" text:id="ct111027760">
          <text:deletion>
            <office:change-info>
              <dc:creator>Unknown Author</dc:creator>
              <dc:date>2014-12-16T15:03:00</dc:date>
            </office:change-info>
            <text:p text:style-name="P1">from </text:p>
          </text:deletion>
        </text:changed-region>
        <text:changed-region xml:id="ct98839504" text:id="ct98839504">
          <text:insertion>
            <office:change-info>
              <dc:creator>Unknown Author</dc:creator>
              <dc:date>2014-12-16T15:03:00</dc:date>
            </office:change-info>
          </text:insertion>
        </text:changed-region>
        <text:changed-region xml:id="ct99042816" text:id="ct99042816">
          <text:insertion>
            <office:change-info>
              <dc:creator>Unknown Author</dc:creator>
              <dc:date>2014-12-16T15:03:00</dc:date>
            </office:change-info>
          </text:insertion>
        </text:changed-region>
        <text:changed-region xml:id="ct99056752" text:id="ct99056752">
          <text:deletion>
            <office:change-info>
              <dc:creator>Unknown Author</dc:creator>
              <dc:date>2014-12-16T15:03:00</dc:date>
            </office:change-info>
            <text:p text:style-name="P1">in and </text:p>
          </text:deletion>
        </text:changed-region>
        <text:changed-region xml:id="ct98733392" text:id="ct98733392">
          <text:deletion>
            <office:change-info>
              <dc:creator>Unknown Author</dc:creator>
              <dc:date>2014-12-16T15:04:00</dc:date>
            </office:change-info>
            <text:p text:style-name="P1">is</text:p>
          </text:deletion>
        </text:changed-region>
        <text:changed-region xml:id="ct98185520" text:id="ct98185520">
          <text:insertion>
            <office:change-info>
              <dc:creator>Unknown Author</dc:creator>
              <dc:date>2014-12-16T15:04:00</dc:date>
            </office:change-info>
          </text:insertion>
        </text:changed-region>
        <text:changed-region xml:id="ct98170736" text:id="ct98170736">
          <text:deletion>
            <office:change-info>
              <dc:creator>Unknown Author</dc:creator>
              <dc:date>2014-12-16T15:04:00</dc:date>
            </office:change-info>
            <text:p text:style-name="P1"><text:s/>and </text:p>
          </text:deletion>
        </text:changed-region>
        <text:changed-region xml:id="ct98839696" text:id="ct98839696">
          <text:insertion>
            <office:change-info>
              <dc:creator>Unknown Author</dc:creator>
              <dc:date>2014-12-16T15:04:00</dc:date>
            </office:change-info>
          </text:insertion>
        </text:changed-region>
        <text:changed-region xml:id="ct98544448" text:id="ct98544448">
          <text:deletion>
            <office:change-info>
              <dc:creator>Unknown Author</dc:creator>
              <dc:date>2014-12-16T15:04:00</dc:date>
            </office:change-info>
            <text:p text:style-name="P1">from </text:p>
          </text:deletion>
        </text:changed-region>
        <text:changed-region xml:id="ct98530720" text:id="ct98530720">
          <text:insertion>
            <office:change-info>
              <dc:creator>Unknown Author</dc:creator>
              <dc:date>2014-12-16T15:05:00</dc:date>
            </office:change-info>
          </text:insertion>
        </text:changed-region>
        <text:changed-region xml:id="ct98594704" text:id="ct98594704">
          <text:deletion>
            <office:change-info>
              <dc:creator>Unknown Author</dc:creator>
              <dc:date>2014-12-16T15:05:00</dc:date>
            </office:change-info>
            <text:p text:style-name="P1">was represented by</text:p>
          </text:deletion>
        </text:changed-region>
        <text:changed-region xml:id="ct98177424" text:id="ct98177424">
          <text:insertion>
            <office:change-info>
              <dc:creator>Unknown Author</dc:creator>
              <dc:date>2014-12-16T15:05:00</dc:date>
            </office:change-info>
          </text:insertion>
        </text:changed-region>
        <text:changed-region xml:id="ct61980912" text:id="ct61980912">
          <text:insertion>
            <office:change-info>
              <dc:creator>Unknown Author</dc:creator>
              <dc:date>2014-12-16T15:06:00</dc:date>
            </office:change-info>
          </text:insertion>
        </text:changed-region>
        <text:changed-region xml:id="ct98185712" text:id="ct98185712">
          <text:insertion>
            <office:change-info>
              <dc:creator>Unknown Author</dc:creator>
              <dc:date>2014-12-16T15:06:00</dc:date>
            </office:change-info>
          </text:insertion>
        </text:changed-region>
        <text:changed-region xml:id="ct98177616" text:id="ct98177616">
          <text:deletion>
            <office:change-info>
              <dc:creator>Unknown Author</dc:creator>
              <dc:date>2014-12-16T15:06:00</dc:date>
            </office:change-info>
            <text:p text:style-name="P1"><text:span text:style-name="T1">in total </text:span></text:p>
          </text:deletion>
        </text:changed-region>
        <text:changed-region xml:id="ct56574880" text:id="ct56574880">
          <text:deletion>
            <office:change-info>
              <dc:creator>Unknown Author</dc:creator>
              <dc:date>2014-12-16T15:06:00</dc:date>
            </office:change-info>
            <text:p text:style-name="P1"><text:s/>were compared</text:p>
          </text:deletion>
        </text:changed-region>
        <text:changed-region xml:id="ct33116736" text:id="ct33116736">
          <text:insertion>
            <office:change-info>
              <dc:creator>Unknown Author</dc:creator>
              <dc:date>2014-12-16T15:06:00</dc:date>
            </office:change-info>
          </text:insertion>
        </text:changed-region>
        <text:changed-region xml:id="ct109980144" text:id="ct109980144">
          <text:deletion>
            <office:change-info>
              <dc:creator>Unknown Author</dc:creator>
              <dc:date>2014-12-16T15:06:00</dc:date>
            </office:change-info>
            <text:p text:style-name="P2"><text:s/></text:p>
          </text:deletion>
        </text:changed-region>
        <text:changed-region xml:id="ct61208256" text:id="ct61208256">
          <text:deletion>
            <office:change-info>
              <dc:creator>Unknown Author</dc:creator>
              <dc:date>2014-12-16T15:08:00</dc:date>
            </office:change-info>
            <text:p text:style-name="P2">al</text:p>
          </text:deletion>
        </text:changed-region>
        <text:changed-region xml:id="ct50476656" text:id="ct50476656">
          <text:insertion>
            <office:change-info>
              <dc:creator>Unknown Author</dc:creator>
              <dc:date>2014-12-16T15:08:00</dc:date>
            </office:change-info>
          </text:insertion>
        </text:changed-region>
        <text:changed-region xml:id="ct97614336" text:id="ct97614336">
          <text:insertion>
            <office:change-info>
              <dc:creator>Unknown Author</dc:creator>
              <dc:date>2014-12-16T15:06:00</dc:date>
            </office:change-info>
          </text:insertion>
        </text:changed-region>
        <text:changed-region xml:id="ct98544672" text:id="ct98544672">
          <text:deletion>
            <office:change-info>
              <dc:creator>Unknown Author</dc:creator>
              <dc:date>2014-12-16T15:09:00</dc:date>
            </office:change-info>
            <text:p text:style-name="P2"><text:span text:style-name="T1">to maximize the description of general plastral variation</text:span></text:p>
          </text:deletion>
        </text:changed-region>
        <text:changed-region xml:id="ct61266064" text:id="ct61266064">
          <text:deletion>
            <office:change-info>
              <dc:creator>Unknown Author</dc:creator>
              <dc:date>2014-12-16T15:07:00</dc:date>
            </office:change-info>
            <text:p text:style-name="P2"><text:span text:style-name="T1">were chosen </text:span></text:p>
          </text:deletion>
        </text:changed-region>
        <text:changed-region xml:id="ct60279632" text:id="ct60279632">
          <text:deletion>
            <office:change-info>
              <dc:creator>Unknown Author</dc:creator>
              <dc:date>2014-12-16T15:08:00</dc:date>
            </office:change-info>
            <text:p text:style-name="P2"><text:span text:style-name="T1">landmarks </text:span></text:p>
          </text:deletion>
        </text:changed-region>
        <text:changed-region xml:id="ct61895248" text:id="ct61895248">
          <text:deletion>
            <office:change-info>
              <dc:creator>Unknown Author</dc:creator>
              <dc:date>2014-12-16T15:07:00</dc:date>
            </office:change-info>
            <text:p text:style-name="P2"><text:span text:style-name="T1"><text:s/>. These </text:span></text:p>
          </text:deletion>
        </text:changed-region>
        <text:changed-region xml:id="ct110771888" text:id="ct110771888">
          <text:deletion>
            <office:change-info>
              <dc:creator>Unknown Author</dc:creator>
              <dc:date>2014-12-16T15:08:00</dc:date>
            </office:change-info>
            <text:p text:style-name="P2"><text:span text:style-name="T1">using TpsDig 2.04</text:span></text:p>
          </text:deletion>
        </text:changed-region>
        <text:changed-region xml:id="ct97287280" text:id="ct97287280">
          <text:deletion>
            <office:change-info>
              <dc:creator>Unknown Author</dc:creator>
              <dc:date>2014-12-16T15:06:00</dc:date>
            </office:change-info>
            <text:p text:style-name="P2"><text:span text:style-name="T1">were digitized </text:span></text:p>
          </text:deletion>
        </text:changed-region>
        <text:changed-region xml:id="ct109109488" text:id="ct109109488">
          <text:deletion>
            <office:change-info>
              <dc:creator>Unknown Author</dc:creator>
              <dc:date>2014-12-16T15:07:00</dc:date>
            </office:change-info>
            <text:p text:style-name="P2">17</text:p>
          </text:deletion>
        </text:changed-region>
        <text:changed-region xml:id="ct61280304" text:id="ct61280304">
          <text:insertion>
            <office:change-info>
              <dc:creator>Unknown Author</dc:creator>
              <dc:date>2014-12-16T15:07:00</dc:date>
            </office:change-info>
          </text:insertion>
        </text:changed-region>
        <text:changed-region xml:id="ct99056976" text:id="ct99056976">
          <text:deletion>
            <office:change-info>
              <dc:creator>Unknown Author</dc:creator>
              <dc:date>2014-12-16T15:07:00</dc:date>
            </office:change-info>
            <text:p text:style-name="P2">se</text:p>
          </text:deletion>
        </text:changed-region>
        <text:changed-region xml:id="ct108625728" text:id="ct108625728">
          <text:deletion>
            <office:change-info>
              <dc:creator>Unknown Author</dc:creator>
              <dc:date>2014-12-16T15:09:00</dc:date>
            </office:change-info>
            <text:p text:style-name="P2">12</text:p>
          </text:deletion>
        </text:changed-region>
        <text:changed-region xml:id="ct93087136" text:id="ct93087136">
          <text:insertion>
            <office:change-info>
              <dc:creator>Unknown Author</dc:creator>
              <dc:date>2014-12-16T15:09:00</dc:date>
            </office:change-info>
          </text:insertion>
        </text:changed-region>
        <text:changed-region xml:id="ct110805712" text:id="ct110805712">
          <text:deletion>
            <office:change-info>
              <dc:creator>Unknown Author</dc:creator>
              <dc:date>2014-12-16T15:09:00</dc:date>
            </office:change-info>
            <text:p text:style-name="P2">se</text:p>
          </text:deletion>
        </text:changed-region>
        <text:changed-region xml:id="ct110699728" text:id="ct110699728">
          <text:deletion>
            <office:change-info>
              <dc:creator>Unknown Author</dc:creator>
              <dc:date>2014-12-16T15:09:00</dc:date>
            </office:change-info>
            <text:p text:style-name="P2"><text:s/>chosen to be</text:p>
          </text:deletion>
        </text:changed-region>
        <text:changed-region xml:id="ct61259536" text:id="ct61259536">
          <text:insertion>
            <office:change-info>
              <dc:creator>Unknown Author</dc:creator>
              <dc:date>2014-12-16T15:12:00</dc:date>
            </office:change-info>
          </text:insertion>
        </text:changed-region>
        <text:changed-region xml:id="ct33780176" text:id="ct33780176">
          <text:deletion>
            <office:change-info>
              <dc:creator>Unknown Author</dc:creator>
              <dc:date>2014-12-16T15:12:00</dc:date>
            </office:change-info>
            <text:p text:style-name="P2"><text:s/>these landmarks were reflected across the axis of symmetry (i.e. midline)</text:p>
          </text:deletion>
        </text:changed-region>
        <text:changed-region xml:id="ct110535808" text:id="ct110535808">
          <text:insertion>
            <office:change-info>
              <dc:creator>Unknown Author</dc:creator>
              <dc:date>2014-12-16T15:12:00</dc:date>
            </office:change-info>
          </text:insertion>
        </text:changed-region>
        <text:changed-region xml:id="ct110674112" text:id="ct110674112">
          <text:deletion>
            <office:change-info>
              <dc:creator>Unknown Author</dc:creator>
              <dc:date>2014-12-16T15:12:00</dc:date>
            </office:change-info>
            <text:p text:style-name="P2"><text:s/>was used</text:p>
          </text:deletion>
        </text:changed-region>
        <text:changed-region xml:id="ct108347008" text:id="ct108347008">
          <text:insertion>
            <office:change-info>
              <dc:creator>Unknown Author</dc:creator>
              <dc:date>2014-12-16T15:13:00</dc:date>
            </office:change-info>
          </text:insertion>
        </text:changed-region>
        <text:changed-region xml:id="ct98825728" text:id="ct98825728">
          <text:deletion>
            <office:change-info>
              <dc:creator>Unknown Author</dc:creator>
              <dc:date>2014-12-16T15:13:00</dc:date>
            </office:change-info>
            <text:p text:style-name="P2"><text:s/>was used</text:p>
          </text:deletion>
        </text:changed-region>
        <text:changed-region xml:id="ct98530912" text:id="ct98530912">
          <text:insertion>
            <office:change-info>
              <dc:creator>Unknown Author</dc:creator>
              <dc:date>2014-12-16T15:13:00</dc:date>
            </office:change-info>
          </text:insertion>
        </text:changed-region>
        <text:changed-region xml:id="ct98809856" text:id="ct98809856">
          <text:insertion>
            <office:change-info>
              <dc:creator>Unknown Author</dc:creator>
              <dc:date>2014-12-16T15:13:00</dc:date>
            </office:change-info>
          </text:insertion>
        </text:changed-region>
        <text:changed-region xml:id="ct63262016" text:id="ct63262016">
          <text:insertion>
            <office:change-info>
              <dc:creator>Unknown Author</dc:creator>
              <dc:date>2014-12-16T15:14:00</dc:date>
            </office:change-info>
          </text:insertion>
        </text:changed-region>
        <text:changed-region xml:id="ct109523616" text:id="ct109523616">
          <text:deletion>
            <office:change-info>
              <dc:creator>Unknown Author</dc:creator>
              <dc:date>2014-12-16T15:14:00</dc:date>
            </office:change-info>
            <text:p text:style-name="P2"><text:span text:style-name="T2">Analysis was conducted </text:span></text:p>
          </text:deletion>
        </text:changed-region>
        <text:changed-region xml:id="ct46626912" text:id="ct46626912">
          <text:insertion>
            <office:change-info>
              <dc:creator>Unknown Author</dc:creator>
              <dc:date>2014-12-16T15:14:00</dc:date>
            </office:change-info>
          </text:insertion>
        </text:changed-region>
        <text:changed-region xml:id="ct60469152" text:id="ct60469152">
          <text:insertion>
            <office:change-info>
              <dc:creator>Unknown Author</dc:creator>
              <dc:date>2014-12-16T15:14:00</dc:date>
            </office:change-info>
          </text:insertion>
        </text:changed-region>
        <text:changed-region xml:id="ct111679952" text:id="ct111679952">
          <text:deletion>
            <office:change-info>
              <dc:creator>Unknown Author</dc:creator>
              <dc:date>2014-12-16T15:14:00</dc:date>
            </office:change-info>
            <text:p text:style-name="P2"><text:span text:style-name="T2">P</text:span></text:p>
          </text:deletion>
        </text:changed-region>
        <text:changed-region xml:id="ct39482672" text:id="ct39482672">
          <text:insertion>
            <office:change-info>
              <dc:creator>Unknown Author</dc:creator>
              <dc:date>2014-12-16T15:14:00</dc:date>
            </office:change-info>
          </text:insertion>
        </text:changed-region>
        <text:changed-region xml:id="ct60186144" text:id="ct60186144">
          <text:deletion>
            <office:change-info>
              <dc:creator>Unknown Author</dc:creator>
              <dc:date>2014-12-16T15:14:00</dc:date>
            </office:change-info>
            <text:p text:style-name="P2">were superimposed </text:p>
          </text:deletion>
        </text:changed-region>
        <text:changed-region xml:id="ct111636736" text:id="ct111636736">
          <text:deletion>
            <office:change-info>
              <dc:creator>Unknown Author</dc:creator>
              <dc:date>2014-12-16T15:14:00</dc:date>
            </office:change-info>
            <text:p text:style-name="P2"><text:s/></text:p>
          </text:deletion>
        </text:changed-region>
        <text:changed-region xml:id="ct61321840" text:id="ct61321840">
          <text:insertion>
            <office:change-info>
              <dc:creator>Unknown Author</dc:creator>
              <dc:date>2014-12-16T15:14:00</dc:date>
            </office:change-info>
          </text:insertion>
        </text:changed-region>
        <text:changed-region xml:id="ct53071936" text:id="ct53071936">
          <text:deletion>
            <office:change-info>
              <dc:creator>Unknown Author</dc:creator>
              <dc:date>2014-12-16T15:14:00</dc:date>
            </office:change-info>
            <text:p text:style-name="P2">,</text:p>
          </text:deletion>
        </text:changed-region>
        <text:changed-region xml:id="ct60250288" text:id="ct60250288">
          <text:insertion>
            <office:change-info>
              <dc:creator>Unknown Author</dc:creator>
              <dc:date>2014-12-16T15:15:00</dc:date>
            </office:change-info>
          </text:insertion>
        </text:changed-region>
        <text:changed-region xml:id="ct110810112" text:id="ct110810112">
          <text:deletion>
            <office:change-info>
              <dc:creator>Unknown Author</dc:creator>
              <dc:date>2014-12-16T15:15:00</dc:date>
            </office:change-info>
            <text:p text:style-name="P2">were calculated. This was done </text:p>
          </text:deletion>
        </text:changed-region>
        <text:changed-region xml:id="ct49155296" text:id="ct49155296">
          <text:insertion>
            <office:change-info>
              <dc:creator>Unknown Author</dc:creator>
              <dc:date>2014-12-16T17:01:00</dc:date>
            </office:change-info>
          </text:insertion>
        </text:changed-region>
        <text:changed-region xml:id="ct97616176" text:id="ct97616176">
          <text:insertion>
            <office:change-info>
              <dc:creator>Unknown Author</dc:creator>
              <dc:date>2014-12-16T15:20:00</dc:date>
            </office:change-info>
          </text:insertion>
        </text:changed-region>
        <text:changed-region xml:id="ct111092992" text:id="ct111092992">
          <text:deletion>
            <office:change-info>
              <dc:creator>Unknown Author</dc:creator>
              <dc:date>2014-12-16T15:20:00</dc:date>
            </office:change-info>
            <text:p text:style-name="First_20_paragraph">was measured </text:p>
          </text:deletion>
        </text:changed-region>
        <text:changed-region xml:id="ct95605344" text:id="ct95605344">
          <text:deletion>
            <office:change-info>
              <dc:creator>Unknown Author</dc:creator>
              <dc:date>2014-12-16T15:20:00</dc:date>
            </office:change-info>
            <text:p text:style-name="First_20_paragraph"><text:span text:style-name="T3"><text:s/></text:span></text:p>
          </text:deletion>
        </text:changed-region>
        <text:changed-region xml:id="ct99764640" text:id="ct99764640">
          <text:insertion>
            <office:change-info>
              <dc:creator>Unknown Author</dc:creator>
              <dc:date>2014-12-16T15:20:00</dc:date>
            </office:change-info>
          </text:insertion>
        </text:changed-region>
        <text:changed-region xml:id="ct111635952" text:id="ct111635952">
          <text:deletion>
            <office:change-info>
              <dc:creator>Unknown Author</dc:creator>
              <dc:date>2014-12-16T15:21:00</dc:date>
            </office:change-info>
            <text:p text:style-name="First_20_paragraph"><text:span text:style-name="T2">T</text:span></text:p>
          </text:deletion>
        </text:changed-region>
        <text:changed-region xml:id="ct99643840" text:id="ct99643840">
          <text:insertion>
            <office:change-info>
              <dc:creator>Unknown Author</dc:creator>
              <dc:date>2014-12-16T15:21:00</dc:date>
            </office:change-info>
          </text:insertion>
        </text:changed-region>
        <text:changed-region xml:id="ct111554608" text:id="ct111554608">
          <text:deletion>
            <office:change-info>
              <dc:creator>Unknown Author</dc:creator>
              <dc:date>2014-12-16T15:21:00</dc:date>
            </office:change-info>
            <text:p text:style-name="First_20_paragraph">was chosen </text:p>
          </text:deletion>
        </text:changed-region>
        <text:changed-region xml:id="ct109769088" text:id="ct109769088">
          <text:insertion>
            <office:change-info>
              <dc:creator>Unknown Author</dc:creator>
              <dc:date>2014-12-16T15:21:00</dc:date>
            </office:change-info>
          </text:insertion>
        </text:changed-region>
        <text:changed-region xml:id="ct106848304" text:id="ct106848304">
          <text:deletion>
            <office:change-info>
              <dc:creator>Unknown Author</dc:creator>
              <dc:date>2014-12-16T15:22:00</dc:date>
            </office:change-info>
            <text:p text:style-name="Text_20_body"><text:span text:style-name="T2">T</text:span></text:p>
          </text:deletion>
        </text:changed-region>
        <text:changed-region xml:id="ct60147824" text:id="ct60147824">
          <text:insertion>
            <office:change-info>
              <dc:creator>Unknown Author</dc:creator>
              <dc:date>2014-12-16T15:22:00</dc:date>
            </office:change-info>
          </text:insertion>
        </text:changed-region>
        <text:changed-region xml:id="ct110509056" text:id="ct110509056">
          <text:deletion>
            <office:change-info>
              <dc:creator>Unknown Author</dc:creator>
              <dc:date>2014-12-16T15:22:00</dc:date>
            </office:change-info>
            <text:p text:style-name="Text_20_body"><text:s/>was divisively clustered</text:p>
          </text:deletion>
        </text:changed-region>
        <text:changed-region xml:id="ct110509248" text:id="ct110509248">
          <text:insertion>
            <office:change-info>
              <dc:creator>Unknown Author</dc:creator>
              <dc:date>2014-12-16T15:22:00</dc:date>
            </office:change-info>
          </text:insertion>
        </text:changed-region>
        <text:changed-region xml:id="ct98194320" text:id="ct98194320">
          <text:deletion>
            <office:change-info>
              <dc:creator>Unknown Author</dc:creator>
              <dc:date>2014-12-16T15:22:00</dc:date>
            </office:change-info>
            <text:p text:style-name="Text_20_body"><text:s/>were estimated </text:p>
          </text:deletion>
        </text:changed-region>
        <text:changed-region xml:id="ct98194512" text:id="ct98194512">
          <text:insertion>
            <office:change-info>
              <dc:creator>Unknown Author</dc:creator>
              <dc:date>2014-12-16T15:22:00</dc:date>
            </office:change-info>
          </text:insertion>
        </text:changed-region>
        <text:changed-region xml:id="ct100652640" text:id="ct100652640">
          <text:deletion>
            <office:change-info>
              <dc:creator>Unknown Author</dc:creator>
              <dc:date>2014-12-16T15:22:00</dc:date>
            </office:change-info>
            <text:p text:style-name="Text_20_body">with</text:p>
          </text:deletion>
        </text:changed-region>
        <text:changed-region xml:id="ct100652832" text:id="ct100652832">
          <text:insertion>
            <office:change-info>
              <dc:creator>Unknown Author</dc:creator>
              <dc:date>2014-12-16T15:22:00</dc:date>
            </office:change-info>
          </text:insertion>
        </text:changed-region>
        <text:changed-region xml:id="ct62394768" text:id="ct62394768">
          <text:insertion>
            <office:change-info>
              <dc:creator>Unknown Author</dc:creator>
              <dc:date>2014-12-16T15:23:00</dc:date>
            </office:change-info>
          </text:insertion>
        </text:changed-region>
        <text:changed-region xml:id="ct62394960" text:id="ct62394960">
          <text:deletion>
            <office:change-info>
              <dc:creator>Unknown Author</dc:creator>
              <dc:date>2014-12-16T15:22:00</dc:date>
            </office:change-info>
            <text:p text:style-name="Text_20_body">ed</text:p>
          </text:deletion>
        </text:changed-region>
        <text:changed-region xml:id="ct61275344" text:id="ct61275344">
          <text:insertion>
            <office:change-info>
              <dc:creator>Unknown Author</dc:creator>
              <dc:date>2014-12-16T15:23:00</dc:date>
            </office:change-info>
          </text:insertion>
        </text:changed-region>
        <text:changed-region xml:id="ct61275536" text:id="ct61275536">
          <text:insertion>
            <office:change-info>
              <dc:creator>Unknown Author</dc:creator>
              <dc:date>2014-12-16T15:23:00</dc:date>
            </office:change-info>
          </text:insertion>
        </text:changed-region>
        <text:changed-region xml:id="ct51834288" text:id="ct51834288">
          <text:deletion>
            <office:change-info>
              <dc:creator>Unknown Author</dc:creator>
              <dc:date>2014-12-16T15:23:00</dc:date>
            </office:change-info>
            <text:p text:style-name="Text_20_body"><text:span text:style-name="T2">C</text:span></text:p>
          </text:deletion>
        </text:changed-region>
        <text:changed-region xml:id="ct52773776" text:id="ct52773776">
          <text:insertion>
            <office:change-info>
              <dc:creator>Unknown Author</dc:creator>
              <dc:date>2014-12-16T15:23:00</dc:date>
            </office:change-info>
          </text:insertion>
        </text:changed-region>
        <text:changed-region xml:id="ct52773968" text:id="ct52773968">
          <text:deletion>
            <office:change-info>
              <dc:creator>Unknown Author</dc:creator>
              <dc:date>2014-12-16T15:23:00</dc:date>
            </office:change-info>
            <text:p text:style-name="Text_20_body">were compared </text:p>
          </text:deletion>
        </text:changed-region>
        <text:changed-region xml:id="ct60174464" text:id="ct60174464">
          <text:deletion>
            <office:change-info>
              <dc:creator>Unknown Author</dc:creator>
              <dc:date>2014-12-16T15:23:00</dc:date>
            </office:change-info>
            <text:p text:style-name="Text_20_body"/>
            <text:p text:style-name="Text_20_body"/>
          </text:deletion>
        </text:changed-region>
        <text:changed-region xml:id="ct60174688" text:id="ct60174688">
          <text:insertion>
            <office:change-info>
              <dc:creator>Unknown Author</dc:creator>
              <dc:date>2014-12-16T15:24:00</dc:date>
            </office:change-info>
          </text:insertion>
        </text:changed-region>
        <text:changed-region xml:id="ct50261728" text:id="ct50261728">
          <text:deletion>
            <office:change-info>
              <dc:creator>Unknown Author</dc:creator>
              <dc:date>2014-12-16T15:24:00</dc:date>
            </office:change-info>
            <text:p text:style-name="Text_20_body"><text:span text:style-name="T2">T</text:span></text:p>
          </text:deletion>
        </text:changed-region>
        <text:changed-region xml:id="ct50261920" text:id="ct50261920">
          <text:insertion>
            <office:change-info>
              <dc:creator>Unknown Author</dc:creator>
              <dc:date>2014-12-16T15:24:00</dc:date>
            </office:change-info>
          </text:insertion>
        </text:changed-region>
        <text:changed-region xml:id="ct110722960" text:id="ct110722960">
          <text:deletion>
            <office:change-info>
              <dc:creator>Unknown Author</dc:creator>
              <dc:date>2014-12-16T15:24:00</dc:date>
            </office:change-info>
            <text:p text:style-name="Text_20_body">was conducted </text:p>
          </text:deletion>
        </text:changed-region>
        <text:changed-region xml:id="ct110723184" text:id="ct110723184">
          <text:insertion>
            <office:change-info>
              <dc:creator>Unknown Author</dc:creator>
              <dc:date>2014-12-16T17:00:00</dc:date>
            </office:change-info>
          </text:insertion>
        </text:changed-region>
        <text:changed-region xml:id="ct98096016" text:id="ct98096016">
          <text:insertion>
            <office:change-info>
              <dc:creator>Unknown Author</dc:creator>
              <dc:date>2014-12-16T16:47:00</dc:date>
            </office:change-info>
          </text:insertion>
        </text:changed-region>
        <text:changed-region xml:id="ct52729808" text:id="ct52729808">
          <text:deletion>
            <office:change-info>
              <dc:creator>Unknown Author</dc:creator>
              <dc:date>2014-12-16T16:47:00</dc:date>
            </office:change-info>
            <text:p text:style-name="First_20_paragraph"><text:span text:style-name="T4">T</text:span></text:p>
          </text:deletion>
        </text:changed-region>
        <text:changed-region xml:id="ct95204448" text:id="ct95204448">
          <text:insertion>
            <office:change-info>
              <dc:creator>Unknown Author</dc:creator>
              <dc:date>2014-12-16T16:47:00</dc:date>
            </office:change-info>
          </text:insertion>
        </text:changed-region>
        <text:changed-region xml:id="ct50304320" text:id="ct50304320">
          <text:deletion>
            <office:change-info>
              <dc:creator>Unknown Author</dc:creator>
              <dc:date>2014-12-16T16:47:00</dc:date>
            </office:change-info>
            <text:p text:style-name="First_20_paragraph"><text:s/>were used</text:p>
          </text:deletion>
        </text:changed-region>
        <text:changed-region xml:id="ct110832784" text:id="ct110832784">
          <text:deletion>
            <office:change-info>
              <dc:creator>Unknown Author</dc:creator>
              <dc:date>2014-12-16T16:47:00</dc:date>
            </office:change-info>
            <text:p text:style-name="First_20_paragraph">i</text:p>
          </text:deletion>
        </text:changed-region>
        <text:changed-region xml:id="ct47018704" text:id="ct47018704">
          <text:insertion>
            <office:change-info>
              <dc:creator>Unknown Author</dc:creator>
              <dc:date>2014-12-16T16:48:00</dc:date>
            </office:change-info>
          </text:insertion>
        </text:changed-region>
        <text:changed-region xml:id="ct99723536" text:id="ct99723536">
          <text:insertion>
            <office:change-info>
              <dc:creator>Unknown Author</dc:creator>
              <dc:date>2014-12-16T16:48:00</dc:date>
            </office:change-info>
          </text:insertion>
        </text:changed-region>
        <text:changed-region xml:id="ct110954640" text:id="ct110954640">
          <text:deletion>
            <office:change-info>
              <dc:creator>Unknown Author</dc:creator>
              <dc:date>2014-12-16T16:50:00</dc:date>
            </office:change-info>
            <text:p text:style-name="Text_20_body">o</text:p>
          </text:deletion>
        </text:changed-region>
        <text:changed-region xml:id="ct110954432" text:id="ct110954432">
          <text:insertion>
            <office:change-info>
              <dc:creator>Unknown Author</dc:creator>
              <dc:date>2014-12-16T16:50:00</dc:date>
            </office:change-info>
          </text:insertion>
        </text:changed-region>
        <text:changed-region xml:id="ct110026768" text:id="ct110026768">
          <text:insertion>
            <office:change-info>
              <dc:creator>Unknown Author</dc:creator>
              <dc:date>2014-12-16T16:50:00</dc:date>
            </office:change-info>
          </text:insertion>
        </text:changed-region>
        <text:changed-region xml:id="ct100508304" text:id="ct100508304">
          <text:deletion>
            <office:change-info>
              <dc:creator>Unknown Author</dc:creator>
              <dc:date>2014-12-16T16:50:00</dc:date>
            </office:change-info>
            <text:p text:style-name="Text_20_body">s</text:p>
          </text:deletion>
        </text:changed-region>
        <text:changed-region xml:id="ct100508496" text:id="ct100508496">
          <text:deletion>
            <office:change-info>
              <dc:creator>Unknown Author</dc:creator>
              <dc:date>2014-12-16T16:51:00</dc:date>
            </office:change-info>
            <text:p text:style-name="Text_20_body">analysis</text:p>
          </text:deletion>
        </text:changed-region>
        <text:changed-region xml:id="ct99780352" text:id="ct99780352">
          <text:insertion>
            <office:change-info>
              <dc:creator>Unknown Author</dc:creator>
              <dc:date>2014-12-16T16:51:00</dc:date>
            </office:change-info>
          </text:insertion>
        </text:changed-region>
        <text:changed-region xml:id="ct108946160" text:id="ct108946160">
          <text:insertion>
            <office:change-info>
              <dc:creator>Unknown Author</dc:creator>
              <dc:date>2014-12-16T16:51:00</dc:date>
            </office:change-info>
          </text:insertion>
        </text:changed-region>
        <text:changed-region xml:id="ct33136080" text:id="ct33136080">
          <text:deletion>
            <office:change-info>
              <dc:creator>Unknown Author</dc:creator>
              <dc:date>2014-12-16T16:51:00</dc:date>
            </office:change-info>
            <text:p text:style-name="Text_20_body">was applied on</text:p>
          </text:deletion>
        </text:changed-region>
        <text:changed-region xml:id="ct111122448" text:id="ct111122448">
          <text:insertion>
            <office:change-info>
              <dc:creator>Unknown Author</dc:creator>
              <dc:date>2014-12-16T16:51:00</dc:date>
            </office:change-info>
          </text:insertion>
        </text:changed-region>
        <text:changed-region xml:id="ct110962672" text:id="ct110962672">
          <text:insertion>
            <office:change-info>
              <dc:creator>Unknown Author</dc:creator>
              <dc:date>2014-12-16T16:53:00</dc:date>
            </office:change-info>
          </text:insertion>
        </text:changed-region>
        <text:changed-region xml:id="ct111122640" text:id="ct111122640">
          <text:insertion>
            <office:change-info>
              <dc:creator>Unknown Author</dc:creator>
              <dc:date>2014-12-16T16:59:00</dc:date>
            </office:change-info>
          </text:insertion>
        </text:changed-region>
        <text:changed-region xml:id="ct39595680" text:id="ct39595680">
          <text:insertion>
            <office:change-info>
              <dc:creator>Unknown Author</dc:creator>
              <dc:date>2014-12-16T16:59:00</dc:date>
            </office:change-info>
          </text:insertion>
        </text:changed-region>
        <text:changed-region xml:id="ct61698464" text:id="ct61698464">
          <text:deletion>
            <office:change-info>
              <dc:creator>Unknown Author</dc:creator>
              <dc:date>2014-12-16T16:59:00</dc:date>
            </office:change-info>
            <text:p text:style-name="P3">was determined </text:p>
          </text:deletion>
        </text:changed-region>
        <text:changed-region xml:id="ct99635856" text:id="ct99635856">
          <text:insertion>
            <office:change-info>
              <dc:creator>Unknown Author</dc:creator>
              <dc:date>2014-12-16T16:59:00</dc:date>
            </office:change-info>
          </text:insertion>
        </text:changed-region>
        <text:changed-region xml:id="ct105391776" text:id="ct105391776">
          <text:insertion>
            <office:change-info>
              <dc:creator>Unknown Author</dc:creator>
              <dc:date>2014-12-16T17:08:00</dc:date>
            </office:change-info>
          </text:insertion>
        </text:changed-region>
        <text:changed-region xml:id="ct95546080" text:id="ct95546080">
          <text:insertion>
            <office:change-info>
              <dc:creator>Unknown Author</dc:creator>
              <dc:date>2014-12-16T17:06:00</dc:date>
            </office:change-info>
          </text:insertion>
        </text:changed-region>
        <text:changed-region xml:id="ct95546272" text:id="ct95546272">
          <text:insertion>
            <office:change-info>
              <dc:creator>Unknown Author</dc:creator>
              <dc:date>2014-12-16T17:07:00</dc:date>
            </office:change-info>
          </text:insertion>
        </text:changed-region>
        <text:changed-region xml:id="ct111098432" text:id="ct111098432">
          <text:insertion>
            <office:change-info>
              <dc:creator>Unknown Author</dc:creator>
              <dc:date>2014-12-16T17:08:00</dc:date>
            </office:change-info>
          </text:insertion>
        </text:changed-region>
        <text:changed-region xml:id="ct111487632" text:id="ct111487632">
          <text:deletion>
            <office:change-info>
              <dc:creator>Unknown Author</dc:creator>
              <dc:date>2014-12-17</dc:date>
            </office:change-info>
            <text:p text:style-name="Text_20_body">wa</text:p>
          </text:deletion>
        </text:changed-region>
        <text:changed-region xml:id="ct96579808" text:id="ct96579808">
          <text:deletion>
            <office:change-info>
              <dc:creator>Unknown Author</dc:creator>
              <dc:date>2014-12-17T00:01:00</dc:date>
            </office:change-info>
            <text:p text:style-name="Text_20_body">s</text:p>
          </text:deletion>
        </text:changed-region>
        <text:changed-region xml:id="ct97604832" text:id="ct97604832">
          <text:insertion>
            <office:change-info>
              <dc:creator>Unknown Author</dc:creator>
              <dc:date>2014-12-17T00:01:00</dc:date>
            </office:change-info>
          </text:insertion>
        </text:changed-region>
        <text:changed-region xml:id="ct98716496" text:id="ct98716496">
          <text:deletion>
            <office:change-info>
              <dc:creator>Unknown Author</dc:creator>
              <dc:date>2014-12-17T00:01:00</dc:date>
            </office:change-info>
            <text:p text:style-name="Text_20_body">which want</text:p>
          </text:deletion>
        </text:changed-region>
        <text:changed-region xml:id="ct110504480" text:id="ct110504480">
          <text:insertion>
            <office:change-info>
              <dc:creator>Unknown Author</dc:creator>
              <dc:date>2014-12-17T00:01:00</dc:date>
            </office:change-info>
          </text:insertion>
        </text:changed-region>
        <text:changed-region xml:id="ct40298224" text:id="ct40298224">
          <text:insertion>
            <office:change-info>
              <dc:creator>Unknown Author</dc:creator>
              <dc:date>2014-12-17T00:02:00</dc:date>
            </office:change-info>
          </text:insertion>
        </text:changed-region>
        <text:changed-region xml:id="ct36216336" text:id="ct36216336">
          <text:deletion>
            <office:change-info>
              <dc:creator>Unknown Author</dc:creator>
              <dc:date>2014-12-17T00:02:00</dc:date>
            </office:change-info>
            <text:p text:style-name="Text_20_body"><text:s/>were estimated from 1000 subtrees</text:p>
          </text:deletion>
        </text:changed-region>
        <text:changed-region xml:id="ct50066928" text:id="ct50066928">
          <text:insertion>
            <office:change-info>
              <dc:creator>Unknown Author</dc:creator>
              <dc:date>2014-12-17T00:26:00</dc:date>
            </office:change-info>
          </text:insertion>
        </text:changed-region>
        <text:changed-region xml:id="ct110461888" text:id="ct110461888">
          <text:deletion>
            <office:change-info>
              <dc:creator>Unknown Author</dc:creator>
              <dc:date>2014-12-17T00:26:00</dc:date>
            </office:change-info>
            <text:p text:style-name="Text_20_body"><text:span text:style-name="T5">T</text:span></text:p>
          </text:deletion>
        </text:changed-region>
        <text:changed-region xml:id="ct55317104" text:id="ct55317104">
          <text:insertion>
            <office:change-info>
              <dc:creator>Unknown Author</dc:creator>
              <dc:date>2014-12-17T00:26:00</dc:date>
            </office:change-info>
          </text:insertion>
        </text:changed-region>
        <text:changed-region xml:id="ct110952320" text:id="ct110952320">
          <text:insertion>
            <office:change-info>
              <dc:creator>Unknown Author</dc:creator>
              <dc:date>2014-12-17T00:28:00</dc:date>
            </office:change-info>
          </text:insertion>
        </text:changed-region>
        <text:changed-region xml:id="ct110952512" text:id="ct110952512">
          <text:deletion>
            <office:change-info>
              <dc:creator>Unknown Author</dc:creator>
              <dc:date>2014-12-17T00:28:00</dc:date>
            </office:change-info>
            <text:p text:style-name="Text_20_body">was used to choose </text:p>
          </text:deletion>
        </text:changed-region>
        <text:changed-region xml:id="ct100702544" text:id="ct100702544">
          <text:insertion>
            <office:change-info>
              <dc:creator>Unknown Author</dc:creator>
              <dc:date>2014-12-17T00:28:00</dc:date>
            </office:change-info>
          </text:insertion>
        </text:changed-region>
        <text:changed-region xml:id="ct100702736" text:id="ct100702736">
          <text:insertion>
            <office:change-info>
              <dc:creator>Unknown Author</dc:creator>
              <dc:date>2014-12-17T00:30:00</dc:date>
            </office:change-info>
          </text:insertion>
        </text:changed-region>
        <text:changed-region xml:id="ct109996864" text:id="ct109996864">
          <text:deletion>
            <office:change-info>
              <dc:creator>Unknown Author</dc:creator>
              <dc:date>2014-12-17T00:29:00</dc:date>
            </office:change-info>
            <text:p text:style-name="Text_20_body">s</text:p>
          </text:deletion>
        </text:changed-region>
        <text:changed-region xml:id="ct100835408" text:id="ct100835408">
          <text:insertion>
            <office:change-info>
              <dc:creator>Unknown Author</dc:creator>
              <dc:date>2014-12-17T00:29:00</dc:date>
            </office:change-info>
          </text:insertion>
        </text:changed-region>
        <text:changed-region xml:id="ct99059568" text:id="ct99059568">
          <text:deletion>
            <office:change-info>
              <dc:creator>Unknown Author</dc:creator>
              <dc:date>2014-12-17T00:31:00</dc:date>
            </office:change-info>
            <text:p text:style-name="Text_20_body">,</text:p>
          </text:deletion>
        </text:changed-region>
        <text:changed-region xml:id="ct97625952" text:id="ct97625952">
          <text:deletion>
            <office:change-info>
              <dc:creator>Unknown Author</dc:creator>
              <dc:date>2014-12-17T00:31:00</dc:date>
            </office:change-info>
            <text:p text:style-name="Text_20_body">like</text:p>
          </text:deletion>
        </text:changed-region>
        <text:changed-region xml:id="ct97626144" text:id="ct97626144">
          <text:insertion>
            <office:change-info>
              <dc:creator>Unknown Author</dc:creator>
              <dc:date>2014-12-17T00:31:00</dc:date>
            </office:change-info>
          </text:insertion>
        </text:changed-region>
        <text:changed-region xml:id="ct110468624" text:id="ct110468624">
          <text:insertion>
            <office:change-info>
              <dc:creator>Unknown Author</dc:creator>
              <dc:date>2014-12-17T00:32:00</dc:date>
            </office:change-info>
          </text:insertion>
        </text:changed-region>
        <text:changed-region xml:id="ct55434816" text:id="ct55434816">
          <text:deletion>
            <office:change-info>
              <dc:creator>Unknown Author</dc:creator>
              <dc:date>2014-12-17T00:33:00</dc:date>
            </office:change-info>
            <text:p text:style-name="P4"><text:s/>of</text:p>
          </text:deletion>
        </text:changed-region>
        <text:changed-region xml:id="ct55277808" text:id="ct55277808">
          <text:insertion>
            <office:change-info>
              <dc:creator>Unknown Author</dc:creator>
              <dc:date>2014-12-17T00:33:00</dc:date>
            </office:change-info>
          </text:insertion>
        </text:changed-region>
        <text:changed-region xml:id="ct79527408" text:id="ct79527408">
          <text:deletion>
            <office:change-info>
              <dc:creator>Unknown Author</dc:creator>
              <dc:date>2014-12-17T00:33:00</dc:date>
            </office:change-info>
            <text:p text:style-name="P4">used here</text:p>
          </text:deletion>
        </text:changed-region>
        <text:changed-region xml:id="ct98761024" text:id="ct98761024">
          <text:insertion>
            <office:change-info>
              <dc:creator>Unknown Author</dc:creator>
              <dc:date>2014-12-17T00:33:00</dc:date>
            </office:change-info>
          </text:insertion>
        </text:changed-region>
        <text:changed-region xml:id="ct98761216" text:id="ct98761216">
          <text:insertion>
            <office:change-info>
              <dc:creator>Unknown Author</dc:creator>
              <dc:date>2014-12-17T00:35:00</dc:date>
            </office:change-info>
          </text:insertion>
        </text:changed-region>
        <text:changed-region xml:id="ct99059760" text:id="ct99059760">
          <text:deletion>
            <office:change-info>
              <dc:creator>Unknown Author</dc:creator>
              <dc:date>2014-12-17T00:34:00</dc:date>
            </office:change-info>
            <text:p text:style-name="Text_20_body">ile</text:p>
          </text:deletion>
        </text:changed-region>
        <text:changed-region xml:id="ct68763072" text:id="ct68763072">
          <text:insertion>
            <office:change-info>
              <dc:creator>Unknown Author</dc:creator>
              <dc:date>2014-12-17T00:34:00</dc:date>
            </office:change-info>
          </text:insertion>
        </text:changed-region>
        <text:changed-region xml:id="ct55085184" text:id="ct55085184">
          <text:deletion>
            <office:change-info>
              <dc:creator>Unknown Author</dc:creator>
              <dc:date>2014-12-17T00:34:00</dc:date>
            </office:change-info>
            <text:p text:style-name="Text_20_body">. T</text:p>
          </text:deletion>
        </text:changed-region>
        <text:changed-region xml:id="ct60478528" text:id="ct60478528">
          <text:insertion>
            <office:change-info>
              <dc:creator>Unknown Author</dc:creator>
              <dc:date>2014-12-17T00:34:00</dc:date>
            </office:change-info>
          </text:insertion>
        </text:changed-region>
        <text:changed-region xml:id="ct60249280" text:id="ct60249280">
          <text:insertion>
            <office:change-info>
              <dc:creator>Unknown Author</dc:creator>
              <dc:date>2014-12-17T00:34:00</dc:date>
            </office:change-info>
          </text:insertion>
        </text:changed-region>
        <text:changed-region xml:id="ct55042848" text:id="ct55042848">
          <text:insertion>
            <office:change-info>
              <dc:creator>Unknown Author</dc:creator>
              <dc:date>2014-12-17T00:35:00</dc:date>
            </office:change-info>
          </text:insertion>
        </text:changed-region>
        <text:changed-region xml:id="ct55043040" text:id="ct55043040">
          <text:insertion>
            <office:change-info>
              <dc:creator>Unknown Author</dc:creator>
              <dc:date>2014-12-17T00:35:00</dc:date>
            </office:change-info>
          </text:insertion>
        </text:changed-region>
        <text:changed-region xml:id="ct55289232" text:id="ct55289232">
          <text:deletion>
            <office:change-info>
              <dc:creator>Unknown Author</dc:creator>
              <dc:date>2014-12-17T00:35:00</dc:date>
            </office:change-info>
            <text:p text:style-name="Text_20_body">were used </text:p>
          </text:deletion>
        </text:changed-region>
        <text:changed-region xml:id="ct52303936" text:id="ct52303936">
          <text:deletion>
            <office:change-info>
              <dc:creator>Unknown Author</dc:creator>
              <dc:date>2014-12-17T00:35:00</dc:date>
            </office:change-info>
            <text:p text:style-name="Text_20_body">In order to estimate confidence intervals on the out-of-sample AUC values, a nonparametric bootstrap was performed where the true and estimated classifications were resampled with replacement. This was done 1000 times.</text:p>
          </text:deletion>
        </text:changed-region>
        <text:changed-region xml:id="ct106925680" text:id="ct106925680">
          <text:insertion>
            <office:change-info>
              <dc:creator>Unknown Author</dc:creator>
              <dc:date>2014-12-17T00:36:00</dc:date>
            </office:change-info>
          </text:insertion>
        </text:changed-region>
        <text:changed-region xml:id="ct52304128" text:id="ct52304128">
          <text:deletion>
            <office:change-info>
              <dc:creator>Unknown Author</dc:creator>
              <dc:date>2014-12-17T00:37:00</dc:date>
            </office:change-info>
            <text:p text:style-name="Text_20_body">were compared </text:p>
          </text:deletion>
        </text:changed-region>
        <text:changed-region xml:id="ct97301456" text:id="ct97301456">
          <text:deletion>
            <office:change-info>
              <dc:creator>Unknown Author</dc:creator>
              <dc:date>2014-12-17T00:37:00</dc:date>
            </office:change-info>
            <text:p text:style-name="Text_20_body">by random chance</text:p>
          </text:deletion>
        </text:changed-region>
        <text:changed-region xml:id="ct97301648" text:id="ct97301648">
          <text:insertion>
            <office:change-info>
              <dc:creator>Unknown Author</dc:creator>
              <dc:date>2014-12-17T00:37:00</dc:date>
            </office:change-info>
          </text:insertion>
        </text:changed-region>
        <text:changed-region xml:id="ct94526640" text:id="ct94526640">
          <text:insertion>
            <office:change-info>
              <dc:creator>Unknown Author</dc:creator>
              <dc:date>2014-12-17T00:37:00</dc:date>
            </office:change-info>
          </text:insertion>
        </text:changed-region>
        <text:changed-region xml:id="ct94526832" text:id="ct94526832">
          <text:deletion>
            <office:change-info>
              <dc:creator>Unknown Author</dc:creator>
              <dc:date>2014-12-17T00:37:00</dc:date>
            </office:change-info>
            <text:p text:style-name="Text_20_body"><text:span text:style-name="T6">T</text:span></text:p>
          </text:deletion>
        </text:changed-region>
        <text:changed-region xml:id="ct110772592" text:id="ct110772592">
          <text:insertion>
            <office:change-info>
              <dc:creator>Unknown Author</dc:creator>
              <dc:date>2014-12-17T00:37:00</dc:date>
            </office:change-info>
          </text:insertion>
        </text:changed-region>
        <text:changed-region xml:id="ct110772784" text:id="ct110772784">
          <text:deletion>
            <office:change-info>
              <dc:creator>Unknown Author</dc:creator>
              <dc:date>2014-12-17T00:37:00</dc:date>
            </office:change-info>
            <text:p text:style-name="Text_20_body">were permuted</text:p>
          </text:deletion>
        </text:changed-region>
        <text:changed-region xml:id="ct98143632" text:id="ct98143632">
          <text:insertion>
            <office:change-info>
              <dc:creator>Unknown Author</dc:creator>
              <dc:date>2014-12-17T00:37:00</dc:date>
            </office:change-info>
          </text:insertion>
        </text:changed-region>
        <text:changed-region xml:id="ct98143824" text:id="ct98143824">
          <text:deletion>
            <office:change-info>
              <dc:creator>Unknown Author</dc:creator>
              <dc:date>2014-12-17T00:37:00</dc:date>
            </office:change-info>
            <text:p text:style-name="Text_20_body">This was repeated 1000 times. </text:p>
          </text:deletion>
        </text:changed-region>
        <text:changed-region xml:id="ct39481376" text:id="ct39481376">
          <text:deletion>
            <office:change-info>
              <dc:creator>Unknown Author</dc:creator>
              <dc:date>2014-12-17T00:38:00</dc:date>
            </office:change-info>
            <text:p text:style-name="Text_20_body">were counted and </text:p>
          </text:deletion>
        </text:changed-region>
        <text:changed-region xml:id="ct39481568" text:id="ct39481568">
          <text:deletion>
            <office:change-info>
              <dc:creator>Unknown Author</dc:creator>
              <dc:date>2014-12-17T00:38:00</dc:date>
            </office:change-info>
            <text:p text:style-name="Text_20_body">,</text:p>
          </text:deletion>
        </text:changed-region>
        <text:changed-region xml:id="ct99681456" text:id="ct99681456">
          <text:deletion>
            <office:change-info>
              <dc:creator>Unknown Author</dc:creator>
              <dc:date>2014-12-17T00:38:00</dc:date>
            </office:change-info>
            <text:p text:style-name="Text_20_body">ing</text:p>
          </text:deletion>
        </text:changed-region>
        <text:changed-region xml:id="ct99681648" text:id="ct99681648">
          <text:insertion>
            <office:change-info>
              <dc:creator>Unknown Author</dc:creator>
              <dc:date>2014-12-17T00:38:00</dc:date>
            </office:change-info>
          </text:insertion>
        </text:changed-region>
        <text:changed-region xml:id="ct99880608" text:id="ct99880608">
          <text:insertion>
            <office:change-info>
              <dc:creator>Unknown Author</dc:creator>
              <dc:date>2014-12-17T00:38:00</dc:date>
            </office:change-info>
          </text:insertion>
        </text:changed-region>
        <text:changed-region xml:id="ct95557696" text:id="ct95557696">
          <text:insertion>
            <office:change-info>
              <dc:creator>Unknown Author</dc:creator>
              <dc:date>2014-12-17T00:38:00</dc:date>
            </office:change-info>
          </text:insertion>
        </text:changed-region>
        <text:changed-region xml:id="ct113335856" text:id="ct113335856">
          <text:deletion>
            <office:change-info>
              <dc:creator>Unknown Author</dc:creator>
              <dc:date>2014-12-17T16:17:00</dc:date>
            </office:change-info>
            <text:p text:style-name="First_20_paragraph">1 </text:p>
          </text:deletion>
        </text:changed-region>
        <text:changed-region xml:id="ct47193600" text:id="ct47193600">
          <text:insertion>
            <office:change-info>
              <dc:creator>Unknown Author</dc:creator>
              <dc:date>2014-12-17T16:17:00</dc:date>
            </office:change-info>
          </text:insertion>
        </text:changed-region>
        <text:changed-region xml:id="ct111662624" text:id="ct111662624">
          <text:deletion>
            <office:change-info>
              <dc:creator>Unknown Author</dc:creator>
              <dc:date>2014-12-17T16:18:00</dc:date>
            </office:change-info>
            <text:p text:style-name="First_20_paragraph">2</text:p>
          </text:deletion>
        </text:changed-region>
        <text:changed-region xml:id="ct95557904" text:id="ct95557904">
          <text:insertion>
            <office:change-info>
              <dc:creator>Unknown Author</dc:creator>
              <dc:date>2014-12-17T16:18:00</dc:date>
            </office:change-info>
          </text:insertion>
        </text:changed-region>
        <text:changed-region xml:id="ct60291312" text:id="ct60291312">
          <text:insertion>
            <office:change-info>
              <dc:creator>Unknown Author</dc:creator>
              <dc:date>2014-12-17T16:18:00</dc:date>
            </office:change-info>
          </text:insertion>
        </text:changed-region>
        <text:changed-region xml:id="ct54892400" text:id="ct54892400">
          <text:deletion>
            <office:change-info>
              <dc:creator>Unknown Author</dc:creator>
              <dc:date>2014-12-17T16:18:00</dc:date>
            </office:change-info>
            <text:p text:style-name="First_20_paragraph"><text:span text:style-name="T7">to</text:span></text:p>
          </text:deletion>
        </text:changed-region>
        <text:changed-region xml:id="ct99880800" text:id="ct99880800">
          <text:insertion>
            <office:change-info>
              <dc:creator>Unknown Author</dc:creator>
              <dc:date>2014-12-17T16:20:00</dc:date>
            </office:change-info>
          </text:insertion>
        </text:changed-region>
        <text:changed-region xml:id="ct39532064" text:id="ct39532064">
          <text:deletion>
            <office:change-info>
              <dc:creator>Unknown Author</dc:creator>
              <dc:date>2014-12-17T16:20:00</dc:date>
            </office:change-info>
            <text:p text:style-name="P5"><text:s/></text:p>
          </text:deletion>
        </text:changed-region>
        <text:changed-region xml:id="ct108961040" text:id="ct108961040">
          <text:deletion>
            <office:change-info>
              <dc:creator>Unknown Author</dc:creator>
              <dc:date>2014-12-17T16:20:00</dc:date>
            </office:change-info>
            <text:p text:style-name="P5">a given</text:p>
          </text:deletion>
        </text:changed-region>
        <text:changed-region xml:id="ct55584480" text:id="ct55584480">
          <text:insertion>
            <office:change-info>
              <dc:creator>Unknown Author</dc:creator>
              <dc:date>2014-12-17T16:20:00</dc:date>
            </office:change-info>
          </text:insertion>
        </text:changed-region>
        <text:changed-region xml:id="ct97610464" text:id="ct97610464">
          <text:insertion>
            <office:change-info>
              <dc:creator>Unknown Author</dc:creator>
              <dc:date>2014-12-17T16:20:00</dc:date>
            </office:change-info>
          </text:insertion>
        </text:changed-region>
        <text:changed-region xml:id="ct97610656" text:id="ct97610656">
          <text:insertion>
            <office:change-info>
              <dc:creator>Unknown Author</dc:creator>
              <dc:date>2014-12-17T16:21:00</dc:date>
            </office:change-info>
          </text:insertion>
        </text:changed-region>
        <text:changed-region xml:id="ct98545824" text:id="ct98545824">
          <text:deletion>
            <office:change-info>
              <dc:creator>Unknown Author</dc:creator>
              <dc:date>2014-12-17T16:21:00</dc:date>
            </office:change-info>
            <text:p text:style-name="P5"><text:s/>as possible </text:p>
          </text:deletion>
        </text:changed-region>
        <text:changed-region xml:id="ct98546016" text:id="ct98546016">
          <text:insertion>
            <office:change-info>
              <dc:creator>Unknown Author</dc:creator>
              <dc:date>2014-12-17T16:21:00</dc:date>
            </office:change-info>
          </text:insertion>
        </text:changed-region>
        <text:changed-region xml:id="ct111511568" text:id="ct111511568">
          <text:deletion>
            <office:change-info>
              <dc:creator>Unknown Author</dc:creator>
              <dc:date>2014-12-17T16:21:00</dc:date>
            </office:change-info>
            <text:p text:style-name="P5"><text:span text:style-name="T7">for</text:span></text:p>
          </text:deletion>
        </text:changed-region>
        <text:changed-region xml:id="ct111511760" text:id="ct111511760">
          <text:deletion>
            <office:change-info>
              <dc:creator>Unknown Author</dc:creator>
              <dc:date>2014-12-17T16:21:00</dc:date>
            </office:change-info>
            <text:p text:style-name="P5">of</text:p>
          </text:deletion>
        </text:changed-region>
        <text:changed-region xml:id="ct97439568" text:id="ct97439568">
          <text:insertion>
            <office:change-info>
              <dc:creator>Unknown Author</dc:creator>
              <dc:date>2014-12-17T16:21:00</dc:date>
            </office:change-info>
          </text:insertion>
        </text:changed-region>
        <text:changed-region xml:id="ct54889168" text:id="ct54889168">
          <text:insertion>
            <office:change-info>
              <dc:creator>Unknown Author</dc:creator>
              <dc:date>2014-12-17T16:24:00</dc:date>
            </office:change-info>
          </text:insertion>
        </text:changed-region>
        <text:changed-region xml:id="ct97448560" text:id="ct97448560">
          <text:deletion>
            <office:change-info>
              <dc:creator>Unknown Author</dc:creator>
              <dc:date>2014-12-17T16:24:00</dc:date>
            </office:change-info>
            <text:p text:style-name="Text_20_body">also </text:p>
          </text:deletion>
        </text:changed-region>
        <text:changed-region xml:id="ct97448368" text:id="ct97448368">
          <text:insertion>
            <office:change-info>
              <dc:creator>Unknown Author</dc:creator>
              <dc:date>2014-12-17T16:27:00</dc:date>
            </office:change-info>
          </text:insertion>
        </text:changed-region>
        <text:changed-region xml:id="ct105346912" text:id="ct105346912">
          <text:deletion>
            <office:change-info>
              <dc:creator>Unknown Author</dc:creator>
              <dc:date>2014-12-17T16:26:00</dc:date>
            </office:change-info>
            <text:p text:style-name="Text_20_body">function or form</text:p>
          </text:deletion>
        </text:changed-region>
        <text:changed-region xml:id="ct55494272" text:id="ct55494272">
          <text:insertion>
            <office:change-info>
              <dc:creator>Unknown Author</dc:creator>
              <dc:date>2014-12-17T16:26:00</dc:date>
            </office:change-info>
          </text:insertion>
        </text:changed-region>
        <text:changed-region xml:id="ct61316000" text:id="ct61316000">
          <text:deletion>
            <office:change-info>
              <dc:creator>Unknown Author</dc:creator>
              <dc:date>2014-12-17T16:26:00</dc:date>
            </office:change-info>
            <text:p text:style-name="Text_20_body">aquadynamics</text:p>
          </text:deletion>
        </text:changed-region>
        <text:changed-region xml:id="ct60520000" text:id="ct60520000">
          <text:insertion>
            <office:change-info>
              <dc:creator>Unknown Author</dc:creator>
              <dc:date>2014-12-17T16:26:00</dc:date>
            </office:change-info>
          </text:insertion>
        </text:changed-region>
        <text:changed-region xml:id="ct55730592" text:id="ct55730592">
          <text:deletion>
            <office:change-info>
              <dc:creator>Unknown Author</dc:creator>
              <dc:date>2014-12-17T16:26:00</dc:date>
            </office:change-info>
            <text:p text:style-name="Text_20_body">This</text:p>
          </text:deletion>
        </text:changed-region>
        <text:changed-region xml:id="ct50381744" text:id="ct50381744">
          <text:insertion>
            <office:change-info>
              <dc:creator>Unknown Author</dc:creator>
              <dc:date>2014-12-17T16:26:00</dc:date>
            </office:change-info>
          </text:insertion>
        </text:changed-region>
        <text:changed-region xml:id="ct55277056" text:id="ct55277056">
          <text:insertion>
            <office:change-info>
              <dc:creator>Unknown Author</dc:creator>
              <dc:date>2014-12-17T16:26:00</dc:date>
            </office:change-info>
          </text:insertion>
        </text:changed-region>
        <text:changed-region xml:id="ct55982160" text:id="ct55982160">
          <text:insertion>
            <office:change-info>
              <dc:creator>Unknown Author</dc:creator>
              <dc:date>2014-12-17T16:26:00</dc:date>
            </office:change-info>
          </text:insertion>
        </text:changed-region>
        <text:changed-region xml:id="ct62122576" text:id="ct62122576">
          <text:deletion>
            <office:change-info>
              <dc:creator>Unknown Author</dc:creator>
              <dc:date>2014-12-17T16:26:00</dc:date>
            </office:change-info>
            <text:p text:style-name="Text_20_body"><text:s/></text:p>
          </text:deletion>
        </text:changed-region>
        <text:changed-region xml:id="ct52842592" text:id="ct52842592">
          <text:insertion>
            <office:change-info>
              <dc:creator>Unknown Author</dc:creator>
              <dc:date>2014-12-17T16:29:00</dc:date>
            </office:change-info>
          </text:insertion>
        </text:changed-region>
        <text:changed-region xml:id="ct100455920" text:id="ct100455920">
          <text:deletion>
            <office:change-info>
              <dc:creator>Unknown Author</dc:creator>
              <dc:date>2014-12-17T16:29:00</dc:date>
            </office:change-info>
            <text:p text:style-name="Text_20_body">, as </text:p>
          </text:deletion>
        </text:changed-region>
        <text:changed-region xml:id="ct97439760" text:id="ct97439760">
          <text:insertion>
            <office:change-info>
              <dc:creator>Unknown Author</dc:creator>
              <dc:date>2014-12-17T16:29:00</dc:date>
            </office:change-info>
          </text:insertion>
        </text:changed-region>
        <text:changed-region xml:id="ct111106176" text:id="ct111106176">
          <text:insertion>
            <office:change-info>
              <dc:creator>Unknown Author</dc:creator>
              <dc:date>2014-12-17T16:29:00</dc:date>
            </office:change-info>
          </text:insertion>
        </text:changed-region>
        <text:changed-region xml:id="ct53420368" text:id="ct53420368">
          <text:deletion>
            <office:change-info>
              <dc:creator>Unknown Author</dc:creator>
              <dc:date>2014-12-17T23:21:00</dc:date>
            </office:change-info>
            <text:p text:style-name="Text_20_body">In</text:p>
          </text:deletion>
        </text:changed-region>
        <text:changed-region xml:id="ct35272880" text:id="ct35272880">
          <text:insertion>
            <office:change-info>
              <dc:creator>Unknown Author</dc:creator>
              <dc:date>2014-12-17T23:21:00</dc:date>
            </office:change-info>
          </text:insertion>
        </text:changed-region>
        <text:changed-region xml:id="ct47149664" text:id="ct47149664">
          <text:deletion>
            <office:change-info>
              <dc:creator>Unknown Author</dc:creator>
              <dc:date>2014-12-17T23:21:00</dc:date>
            </office:change-info>
            <text:p text:style-name="Text_20_body">were</text:p>
          </text:deletion>
        </text:changed-region>
        <text:changed-region xml:id="ct53593536" text:id="ct53593536">
          <text:insertion>
            <office:change-info>
              <dc:creator>Unknown Author</dc:creator>
              <dc:date>2014-12-17T23:21:00</dc:date>
            </office:change-info>
          </text:insertion>
        </text:changed-region>
        <text:changed-region xml:id="ct79763360" text:id="ct79763360">
          <text:deletion>
            <office:change-info>
              <dc:creator>Unknown Author</dc:creator>
              <dc:date>2014-12-17T23:21:00</dc:date>
            </office:change-info>
            <text:p text:style-name="Text_20_body">a</text:p>
          </text:deletion>
        </text:changed-region>
        <text:changed-region xml:id="ct53237472" text:id="ct53237472">
          <text:insertion>
            <office:change-info>
              <dc:creator>Unknown Author</dc:creator>
              <dc:date>2014-12-17T23:21:00</dc:date>
            </office:change-info>
          </text:insertion>
        </text:changed-region>
        <text:changed-region xml:id="ct111697488" text:id="ct111697488">
          <text:deletion>
            <office:change-info>
              <dc:creator>Unknown Author</dc:creator>
              <dc:date>2014-12-17T23:21:00</dc:date>
            </office:change-info>
            <text:p text:style-name="Text_20_body">, this points</text:p>
          </text:deletion>
        </text:changed-region>
        <text:changed-region xml:id="ct35273152" text:id="ct35273152">
          <text:insertion>
            <office:change-info>
              <dc:creator>Unknown Author</dc:creator>
              <dc:date>2014-12-17T23:21:00</dc:date>
            </office:change-info>
          </text:insertion>
        </text:changed-region>
        <text:changed-region xml:id="ct61224656" text:id="ct61224656">
          <text:deletion>
            <office:change-info>
              <dc:creator>Unknown Author</dc:creator>
              <dc:date>2014-12-17T23:21:00</dc:date>
            </office:change-info>
            <text:p text:style-name="Text_20_body"><text:span text:style-name="T8"><text:s/>too</text:span></text:p>
          </text:deletion>
        </text:changed-region>
        <text:changed-region xml:id="ct107120528" text:id="ct107120528">
          <text:insertion>
            <office:change-info>
              <dc:creator>Unknown Author</dc:creator>
              <dc:date>2014-12-17T23:22:00</dc:date>
            </office:change-info>
          </text:insertion>
        </text:changed-region>
        <text:changed-region xml:id="ct107772432" text:id="ct107772432">
          <text:deletion>
            <office:change-info>
              <dc:creator>Unknown Author</dc:creator>
              <dc:date>2014-12-17T23:22:00</dc:date>
            </office:change-info>
            <text:p text:style-name="Text_20_body"><text:span text:style-name="T8">While</text:span></text:p>
          </text:deletion>
        </text:changed-region>
        <text:changed-region xml:id="ct100525280" text:id="ct100525280">
          <text:deletion>
            <office:change-info>
              <dc:creator>Unknown Author</dc:creator>
              <dc:date>2014-12-17T23:22:00</dc:date>
            </office:change-info>
            <text:p text:style-name="Text_20_body">from</text:p>
          </text:deletion>
        </text:changed-region>
        <text:changed-region xml:id="ct58353648" text:id="ct58353648">
          <text:insertion>
            <office:change-info>
              <dc:creator>Unknown Author</dc:creator>
              <dc:date>2014-12-17T23:22:00</dc:date>
            </office:change-info>
          </text:insertion>
        </text:changed-region>
        <text:changed-region xml:id="ct110041712" text:id="ct110041712">
          <text:deletion>
            <office:change-info>
              <dc:creator>Unknown Author</dc:creator>
              <dc:date>2014-12-17T23:22:00</dc:date>
            </office:change-info>
            <text:p text:style-name="Text_20_body">were </text:p>
          </text:deletion>
        </text:changed-region>
        <text:changed-region xml:id="ct50807392" text:id="ct50807392">
          <text:insertion>
            <office:change-info>
              <dc:creator>Unknown Author</dc:creator>
              <dc:date>2014-12-17T23:22:00</dc:date>
            </office:change-info>
          </text:insertion>
        </text:changed-region>
        <text:changed-region xml:id="ct99074496" text:id="ct99074496">
          <text:insertion>
            <office:change-info>
              <dc:creator>Unknown Author</dc:creator>
              <dc:date>2014-12-17T23:23:00</dc:date>
            </office:change-info>
          </text:insertion>
        </text:changed-region>
        <text:changed-region xml:id="ct60355664" text:id="ct60355664">
          <text:deletion>
            <office:change-info>
              <dc:creator>Unknown Author</dc:creator>
              <dc:date>2014-12-18T00:31:00</dc:date>
            </office:change-info>
            <text:p text:style-name="Text_20_body">this</text:p>
          </text:deletion>
        </text:changed-region>
        <text:changed-region xml:id="ct60676800" text:id="ct60676800">
          <text:insertion>
            <office:change-info>
              <dc:creator>Unknown Author</dc:creator>
              <dc:date>2014-12-18T0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How cryptic is cryptic diversity? Machine learning approaches to classifying morphological variation in <text:span text:style-name="T3">Emys marmorata</text:span> (Testudinoidea, Emydidae).</text:h>
      <text:h text:style-name="Heading_20_1" text:outline-level="1">Introduction</text:h>
      <text:h text:style-name="Heading_20_1" text:outline-level="1">Materials and Methods<text:change-start text:change-id="ct61208064"/><office:annotation><dc:creator>Unknown Author</dc:creator><dc:date>2014-12-16T14:57:00</dc:date><text:list text:style-name=""><text:list-item><text:p text:style-name="P20"><text:span text:style-name="T25">General comment: I also prefer to be as consistent as possible when it comes to active vs. passive voice, so a good bit of the editing is making things into active voice.</text:span></text:p></text:list-item></text:list></office:annotation><text:change-end text:change-id="ct61208064"/></text:h>
      <text:h text:style-name="Heading_20_2" text:outline-level="2">Specimens, sampling, morphometrics</text:h>
      <text:p text:style-name="P1">We collected landmark-based morphometric data from 354 adult <text:span text:style-name="T3">E. marmorata</text:span> museum specimens. These specimens <text:change text:change-id="ct100766928"/><text:change-start text:change-id="ct58264896"/><text:span text:style-name="T1">are a subset of those included in Angielczyk and Sheets (2007), Angielczyk et al. (2011), and Angielczyk and</text:span><text:change-end text:change-id="ct58264896"/><text:change-start text:change-id="ct98150160"/><text:span text:style-name="T1"> Feldman (2013)</text:span><text:change-end text:change-id="ct98150160"/><text:change-start text:change-id="ct39369312"/><text:span text:style-name="T1"> and represent adult individuals</text:span><text:change-end text:change-id="ct39369312"/><text:change text:change-id="ct46912768"/><text:change-start text:change-id="ct59544432"/><text:span text:style-name="T1"><office:annotation><dc:creator>Unknown Author</dc:creator><dc:date>2014-12-16T15:00:35</dc:date><text:list text:continue-numbering="true" text:style-name=""><text:list-item><text:p text:style-name="P20"><text:span text:style-name="T25">We should include some note on how we defined adult.</text:span></text:p></text:list-item></text:list></office:annotation></text:span><text:change-end text:change-id="ct59544432"/>.<text:change-start text:change-id="ct109745712"/> <text:span text:style-name="T1">We chose to focus on adults because significant changes in plastron shap</text:span><text:change-end text:change-id="ct109745712"/><text:change-start text:change-id="ct110951024"/><text:span text:style-name="T1">e occcur over the course of ontogeny in </text:span><text:span text:style-name="T12">E. marmorata</text:span><text:span text:style-name="T19"> and other emydines (Angielczyk and Feldman, 2013).</text:span><text:change-end text:change-id="ct110951024"/> <text:change-start text:change-id="ct106845984"/><text:span text:style-name="T1">We </text:span><text:change-end text:change-id="ct106845984"/><text:change text:change-id="ct108938208"/>assigned a classification <text:change text:change-id="ct108938400"/><text:change-start text:change-id="ct109068688"/><text:span text:style-name="T1">to</text:span><text:change-end text:change-id="ct109068688"/> each<text:change-start text:change-id="ct51100672"/> <text:span text:style-name="T1">specimen for</text:span><text:change-end text:change-id="ct51100672"/> <text:change text:change-id="ct51100864"/>the different<text:change-start text:change-id="ct60137808"/> <text:span text:style-name="T1">binning</text:span><text:change-end text:change-id="ct60137808"/> schemes <text:change text:change-id="ct108364432"/>based on <text:change text:change-id="ct110699952"/>geographic <text:change text:change-id="ct59092912"/><text:change-start text:change-id="ct109979952"/><text:span text:style-name="T1">occurrence</text:span><text:change-end text:change-id="ct109979952"/> <text:change-start text:change-id="ct60279440"/><text:span text:style-name="T1">data </text:span><text:change-end text:change-id="ct60279440"/>recorded <text:change text:change-id="ct62207440"/><text:change-start text:change-id="ct61895056"/><text:span text:style-name="T1">in</text:span><text:change-end text:change-id="ct61895056"/> museum collection <text:change text:change-id="ct39581536"/><text:change-start text:change-id="ct109109296"/><text:span text:style-name="T1">archives</text:span><text:change-end text:change-id="ct109109296"/>. When precise latitude and longitude information was not available <text:change text:change-id="ct111630496"/><text:change-start text:change-id="ct98825536"/><text:span text:style-name="T1">we</text:span><text:change-end text:change-id="ct98825536"/> estimated <text:change text:change-id="ct111027760"/><text:change-start text:change-id="ct98839504"/><text:span text:style-name="T1">it from </text:span><text:change-end text:change-id="ct98839504"/>whatever locality information was present. Because the specimens <text:change-start text:change-id="ct99042816"/><text:span text:style-name="T1">sampled to obtain the genetic data </text:span><text:change-end text:change-id="ct99042816"/>used to define the subclades <text:change text:change-id="ct99056752"/>were not available for study, all specimen classifications were based solely on th<text:change text:change-id="ct98733392"/><text:change-start text:change-id="ct98185520"/><text:span text:style-name="T1">e</text:span><text:change-end text:change-id="ct98185520"/> geographic information<text:change text:change-id="ct98170736"/><text:change-start text:change-id="ct98839696"/>, <text:change-end text:change-id="ct98839696"/>not <text:change text:change-id="ct98544448"/>explicit assignment in previous studies. Because the exact barriers between different biogeographic regions are unknown and unclear, <text:change-start text:change-id="ct98530720"/><text:span text:style-name="T1">we represented </text:span><text:change-end text:change-id="ct98530720"/>each hypothesis <text:change text:change-id="ct98594704"/><text:change-start text:change-id="ct98177424"/><text:span text:style-name="T1">with</text:span><text:change-end text:change-id="ct98177424"/> two different schemes<text:change-start text:change-id="ct61980912"/><office:annotation><dc:creator>Unknown Author</dc:creator><dc:date>2014-12-16T15:06:16</dc:date><text:list text:continue-numbering="true" text:style-name=""><text:list-item><text:p text:style-name="P20"><text:span text:style-name="T25">Probably good to note how the schemes differed.</text:span></text:p></text:list-item></text:list></office:annotation><text:change-end text:change-id="ct61980912"/>; <text:change-start text:change-id="ct98185712"/><text:span text:style-name="T1">so we compared a total of </text:span><text:change-end text:change-id="ct98185712"/><text:change text:change-id="ct98177616"/>six different schemes<text:change text:change-id="ct56574880"/>.<text:change-start text:change-id="ct33116736"/></text:p>
      <text:p text:style-name="P1"/>
      <text:p text:style-name="P2"><text:change-end text:change-id="ct33116736"/><text:change text:change-id="ct109980144"/>Following previous work on plastr<text:change text:change-id="ct61208256"/><text:change-start text:change-id="ct50476656"/><text:span text:style-name="T1">on shape</text:span><text:change-end text:change-id="ct50476656"/> variation , <text:change-start text:change-id="ct97614336"/><text:span text:style-name="T1">we used TpsDig 2.04 to digitize </text:span><text:change-end text:change-id="ct97614336"/>19 landmarks <text:change text:change-id="ct98544672"/><text:change text:change-id="ct61266064"/><text:change text:change-id="ct60279632"/><text:change text:change-id="ct61895248"/><text:change text:change-id="ct110771888"/><text:change text:change-id="ct97287280"/>(Fig. [fig:plastra]). <text:change text:change-id="ct109109488"/><text:change-start text:change-id="ct61280304"/><text:span text:style-name="T1">Seventeen</text:span><text:change-end text:change-id="ct61280304"/> of the<text:change text:change-id="ct99056976"/> landmarks are at the endpoints or intersection of the keratinous plastral scutes that cover the platron. <text:change text:change-id="ct108625728"/><text:change-start text:change-id="ct93087136"/><text:span text:style-name="T1">Twelve</text:span><text:change-end text:change-id="ct93087136"/> of the<text:change text:change-id="ct110805712"/> landmarks were<text:change text:change-id="ct110699728"/> symmetrical across the axis of symmetry and, in order to prevent degrees of freedom and other concerns , <text:change-start text:change-id="ct61259536"/><text:span text:style-name="T2">we reflected these landmarks across the axis of symmetry (i.e. midline) </text:span><text:change-end text:change-id="ct61259536"/>prior to analysis<text:change text:change-id="ct33780176"/> and <text:change-start text:change-id="ct110535808"/><text:span text:style-name="T2">used </text:span><text:change-end text:change-id="ct110535808"/>the average position of each symmetrical pair<text:change text:change-id="ct110674112"/>. In cases where damage or incompleteness prevented symmetric landmarks from being determined, <text:change-start text:change-id="ct108347008"/><text:span text:style-name="T2">we used </text:span><text:change-end text:change-id="ct108347008"/>only the single member of the pair<text:change text:change-id="ct98825728"/><text:change-start text:change-id="ct98530912"/> <text:span text:style-name="T2">that was preserved</text:span><text:change-end text:change-id="ct98530912"/>. <text:change-start text:change-id="ct98809856"/><text:span text:style-name="T2">We co</text:span><text:change-end text:change-id="ct98809856"/><text:change-start text:change-id="ct63262016"/><text:span text:style-name="T2">nducted all subsewent analyses </text:span><text:change-end text:change-id="ct63262016"/><text:change text:change-id="ct109523616"/>on the resulting “half” plastra<text:change-start text:change-id="ct46626912"/> <text:span text:style-name="T2">that resulted from this process</text:span><text:change-end text:change-id="ct46626912"/>. <text:change-start text:change-id="ct60469152"/><text:span text:style-name="T2">We superimposed the </text:span><text:change-end text:change-id="ct60469152"/><text:change text:change-id="ct111679952"/><text:change-start text:change-id="ct39482672"/><text:span text:style-name="T2">p</text:span><text:change-end text:change-id="ct39482672"/>lastral landmark configurations <text:change text:change-id="ct60186144"/>using generalized Procrustes analysis<text:change text:change-id="ct111636736"/><text:change-start text:change-id="ct61321840"/>, <text:change-end text:change-id="ct61321840"/>after which<text:change text:change-id="ct53071936"/> <text:change-start text:change-id="ct60250288"/><text:span text:style-name="T2">we calculated </text:span><text:change-end text:change-id="ct60250288"/>the principal components (PC) of shape <text:change text:change-id="ct110810112"/>using the <text:span text:style-name="T17">shapes</text:span> package for R .</text:p>
      <text:h text:style-name="Heading_20_2" text:outline-level="2">Machine learning analyses</text:h>
      <text:h text:style-name="Heading_20_3" text:outline-level="3">Unsupervised learning<text:change-start text:change-id="ct49155296"/><office:annotation><dc:creator>Unknown Author</dc:creator><dc:date>2014-12-16T17:01:39</dc:date><text:list text:continue-numbering="true" text:style-name=""><text:list-item><text:p text:style-name="P20"><text:span text:style-name="T25">This might be something for the introduction or it might be something to include here. However, I think we should provide a little introduction to supervised and unsupervised machine learning techniques. Even if many of the analyses (like linear discriminate analysis) are familiar to readers, my suspicion is that thinking of them in the context of machine learning probably isn't. Including that sort of intro will help make the paper a better introduction/exposition on the techniques we're using, which should definitely be a goal for Sys Bio. </text:span></text:p></text:list-item></text:list></office:annotation><text:change-end text:change-id="ct49155296"/></text:h>
      <text:p text:style-name="First_20_paragraph">In order to preserve the relationship between all landmark configurations in shape space,<text:change-start text:change-id="ct97616176"/> <text:span text:style-name="T2">we measured</text:span><text:change-end text:change-id="ct97616176"/> the dissimilarity between observations <text:change text:change-id="ct111092992"/>using Kendall’s Riemannian shape distance or <text:span text:style-name="T3">ρ</text:span><text:change text:change-id="ct95605344"/>. <text:change-start text:change-id="ct99764640"/><text:span text:style-name="T2">We chose </text:span><text:change-end text:change-id="ct99764640"/><text:change text:change-id="ct111635952"/><text:change-start text:change-id="ct99643840"/><text:span text:style-name="T2">t</text:span><text:change-end text:change-id="ct99643840"/>his metric <text:change text:change-id="ct111554608"/>because shape space, or the set of all possible shape configurations following Procrustes superimposition, is a Riemannian manifold and thus non-Euclidean . <text:span text:style-name="T3">ρ</text:span> varies between 0 and <text:span text:style-name="T3">π</text:span> / 2 when there is no reflection invariance, which should not be a concern in the case of the half plastral landmark configurations used in the study.</text:p>
      <text:p text:style-name="Text_20_body"><text:change-start text:change-id="ct109769088"/><text:span text:style-name="T2">We divisively clustered </text:span><text:change-end text:change-id="ct109769088"/><text:change text:change-id="ct106848304"/><text:change-start text:change-id="ct60147824"/><text:span text:style-name="T2">t</text:span><text:change-end text:change-id="ct60147824"/>he <text:span text:style-name="T3">ρ</text:span> dissimilarity matrix<text:change text:change-id="ct110509056"/> using partitioning around mediods clustering (PAM), a method similar to <text:span text:style-name="T3">k</text:span>-means clustering except that instead of minimizing the sum of squared Euclidean distances between observations and centroids, the sum of squared dissimilarities between observations and mediods is minimized . Because the optimal number of clusters of shape configurations in the study was unknown, being possibly three, four, or some other value, <text:change-start text:change-id="ct110509248"/><text:span text:style-name="T2">we estimated </text:span><text:change-end text:change-id="ct110509248"/>clustering solutions<text:change text:change-id="ct98194320"/><text:change-start text:change-id="ct98194512"/> <text:change-end text:change-id="ct98194512"/><text:change text:change-id="ct100652640"/><text:change-start text:change-id="ct100652832"/><text:span text:style-name="T2">in whic</text:span><text:change-end text:change-id="ct100652832"/><text:change-start text:change-id="ct62394768"/><text:span text:style-name="T2">h</text:span><text:change-end text:change-id="ct62394768"/> the number of clusters vari<text:change text:change-id="ct62394960"/><text:change-start text:change-id="ct61275344"/><text:span text:style-name="T2">ed</text:span><text:change-end text:change-id="ct61275344"/> between one and eight. <text:change-start text:change-id="ct61275536"/><text:span text:style-name="T2">We compared </text:span><text:change-end text:change-id="ct61275536"/><text:change text:change-id="ct51834288"/><text:change-start text:change-id="ct52773776"/><text:span text:style-name="T2">c</text:span><text:change-end text:change-id="ct52773776"/>lustering solutions <text:change text:change-id="ct52773968"/>using the gap statistic, which is a measure of goodness of clustering .<text:change text:change-id="ct60174464"/><text:change-start text:change-id="ct60174688"/><text:span text:style-name="T2">We conducted </text:span><text:change-end text:change-id="ct60174688"/><text:change text:change-id="ct50261728"/><text:change-start text:change-id="ct50261920"/><text:span text:style-name="T2">t</text:span><text:change-end text:change-id="ct50261920"/>his analysis <text:change text:change-id="ct110722960"/>using the <text:span text:style-name="T17">cluster</text:span> package for R .</text:p>
      <text:h text:style-name="Heading_20_3" text:outline-level="3">Supervised learning<text:change-start text:change-id="ct110723184"/><office:annotation><dc:creator>Unknown Author</dc:creator><dc:date>2014-12-16T17:00:36</dc:date><text:list text:continue-numbering="true" text:style-name=""><text:list-item><text:p text:style-name="P20"><text:span text:style-name="T25">Since we note which R packages were used for superimposition and the unsupervised analyses, it seems like it would be good to include similar information in this section.</text:span></text:p></text:list-item></text:list></office:annotation><text:change-end text:change-id="ct110723184"/></text:h>
      <text:p text:style-name="First_20_paragraph"><text:change-start text:change-id="ct98096016"/><text:span text:style-name="T4">We used </text:span><text:change-end text:change-id="ct98096016"/><text:change text:change-id="ct52729808"/><text:change-start text:change-id="ct95204448"/><text:span text:style-name="T4">t</text:span><text:change-end text:change-id="ct95204448"/>hree different supervised learning, or classification, approaches<text:change text:change-id="ct50304320"/>: linear discriminate analysis, multinomial logistic regression, and random forests. Linear discrimin<text:change text:change-id="ct110832784"/>ate analysis, also known as canonical variate analysis, is commonly used in studies of geometric morphometric data . The other two methods, however, are not. Each of these three methods has a different interpretation and <text:change-start text:change-id="ct47018704"/><text:span text:style-name="T4">they </text:span><text:change-end text:change-id="ct47018704"/>reveal very different aspects of the data. In all cases, the optimal number of PCs used as predictors was chosen via max<text:change-start text:change-id="ct99723536"/><text:span text:style-name="T4">imum</text:span><text:change-end text:change-id="ct99723536"/> within-sample AUC value, explained below.</text:p>
      <text:p text:style-name="Text_20_body">Linear discriminate analysis (LDA) attempts to find a linear combination of predictors t<text:change text:change-id="ct110954640"/><text:change-start text:change-id="ct110954432"/><text:span text:style-name="T4">hat</text:span><text:change-end text:change-id="ct110954432"/> best model two or more classes. LDA is very similar to PCA except that instead of finding the linear combination of features that maximize<text:change-start text:change-id="ct110026768"/><text:span text:style-name="T4">s</text:span><text:change-end text:change-id="ct110026768"/> the amount of explained variance in the data, LDA maximizes the differences between classes. The results of this analysis produce<text:change text:change-id="ct100508304"/> a transformation matrix by which the original features can be transformed to reflect the best discrimination between the classes. In this <text:change text:change-id="ct100508496"/><text:change-start text:change-id="ct99780352"/><text:span text:style-name="T4">study</text:span><text:change-end text:change-id="ct99780352"/>, <text:change-start text:change-id="ct108946160"/><text:span text:style-name="T4">we applied </text:span><text:change-end text:change-id="ct108946160"/>LDA <text:change text:change-id="ct33136080"/><text:change-start text:change-id="ct111122448"/><text:span text:style-name="T4">to</text:span><text:change-end text:change-id="ct111122448"/> the eigenscores from a subset of the total number of PCs, ra<text:soft-page-break/>nging from two to NUMBER<text:change-start text:change-id="ct110962672"/><office:annotation><dc:creator>Unknown Author</dc:creator><dc:date>2014-12-16T16:53:17</dc:date><text:list text:continue-numbering="true" text:style-name=""><text:list-item><text:p text:style-name="P20"><text:span text:style-name="T25">6 or 7 by the look of the figures</text:span></text:p></text:list-item></text:list></office:annotation><text:change-end text:change-id="ct110962672"/> in increasing order of complexity. In total, this produced nine different LDA scaling matrices.</text:p>
      <text:p text:style-name="P3">Multinomial logistic regression is an extension of logistic regression, where instead of a binary response there are three or more response classes . Similar to the odds ratios calculated from the coefficients of a logistic regression, the relative risk of a classification can be determined from the coefficients of the model. Similar to<text:change-start text:change-id="ct111122640"/> <text:span text:style-name="T4">the </text:span><text:change-end text:change-id="ct111122640"/><text:s/>LDA, <text:change-start text:change-id="ct39595680"/><text:span text:style-name="T4">we determined </text:span><text:change-end text:change-id="ct39595680"/>the optimal number of PCs as predictors <text:change text:change-id="ct61698464"/>by comparing within-sample AUC values across multiple models. <text:change-start text:change-id="ct99635856"/></text:p>
      <text:p text:style-name="P3"><text:change-end text:change-id="ct99635856"/>Random forest models are an extension of classification and regression trees (CART) . The goal of CARTs are to use a series of different features to estimate the class of an observation<text:change-start text:change-id="ct105391776"/> <text:span text:style-name="T20">(specimen)</text:span><text:change-end text:change-id="ct105391776"/>. In top-down induction of decision trees for each member of a given set of predictor variables, attribute value test<text:change-start text:change-id="ct95546080"/><text:span text:style-name="T20">s</text:span><text:change-end text:change-id="ct95546080"/> are used to estimate the differences between classes<text:change-start text:change-id="ct95546272"/><office:annotation><dc:creator>Unknown Author</dc:creator><dc:date>2014-12-16T17:07:09</dc:date><text:list text:continue-numbering="true" text:style-name=""><text:list-item><text:p text:style-name="P20"><text:span text:style-name="T25">I think you need to explain what this test consists of in more detail; as written what's going on is pretty opaque to me.</text:span></text:p></text:list-item><text:list-item><text:p text:style-name="P20"><text:span text:style-name="T25"/></text:p></text:list-item><text:list-item><text:p text:style-name="P20"><text:span text:style-name="T25">Would a figure help to clarify this analysis?</text:span></text:p></text:list-item></text:list></office:annotation><text:change-end text:change-id="ct95546272"/>. This process, called recursive partitioning, is then repeated on each subset. The recursion continues until the resulting observations all share the same class or no more meaningful partitions are possible. The resulting model is a tree structure by which observations are classified at each intersection via the estimated cutoff points from the attribute tests made during model fitting.</text:p>
      <text:p text:style-name="Text_20_body">In a random forest model, many CARTs are built from a random subsample of both the features and the observations<text:change-start text:change-id="ct111098432"/> <text:span text:style-name="T20">(specimens)</text:span><text:change-end text:change-id="ct111098432"/>. This process is then repeated many times and the parameters of the final model <text:change text:change-id="ct111487632"/><text:change text:change-id="ct96579808"/><text:change-start text:change-id="ct97604832"/><text:span text:style-name="T21">are</text:span><text:change-end text:change-id="ct97604832"/> chosen as the mode of estimates from the distribution of CARTs . In addition to classifying the observations, this procedure allows for the features to be ranked in order of importance. This is a generally important property that is useful for many other studies <text:change text:change-id="ct98716496"/><text:change-start text:change-id="ct110504480"/><text:span text:style-name="T21">in which the goal is</text:span><text:change-end text:change-id="ct110504480"/> to describe and model the differences between classes and the relative importance of different predictors.</text:p>
      <text:p text:style-name="Text_20_body">In this analysis, <text:change-start text:change-id="ct40298224"/><text:span text:style-name="T21">we used 1000 subtrees to estimate the </text:span><text:change-end text:change-id="ct40298224"/>random forest model parameters<text:change text:change-id="ct36216336"/>. <text:change-start text:change-id="ct50066928"/><text:span text:style-name="T5">We estimated </text:span><text:change-end text:change-id="ct50066928"/><text:change text:change-id="ct110461888"/><text:change-start text:change-id="ct55317104"/><text:span text:style-name="T5">t</text:span><text:change-end text:change-id="ct55317104"/><text:span text:style-name="T5">he best set of predictors necessary</text:span> for each classification scheme was estimated using a recursive feature selection algorithm<text:change-start text:change-id="ct110952320"/>, <text:span text:style-name="T5">and we chose</text:span><text:change-end text:change-id="ct110952320"/> <text:change text:change-id="ct110952512"/>the optimal number of PCs to include based on the AUC of the model.<text:change-start text:change-id="ct100702544"/><office:annotation><dc:creator>Unknown Author</dc:creator><dc:date>2014-12-17T00:28:34</dc:date><text:list text:continue-numbering="true" text:style-name=""><text:list-item><text:p text:style-name="P20"><text:span text:style-name="T25">The original version of this sentence was unclear (possibly redundant). Does this version make sense?</text:span></text:p></text:list-item></text:list></office:annotation><text:change-end text:change-id="ct100702544"/> Following the backwards selection algorithm implemented in <text:span text:style-name="T17">caret</text:span> , the maximum number of features were included in the initial model, their importance ranked, and the AUC of the model calculated. The lowest ranked feature was then removed, and the AUC of the model recalculated. This was repeated until only one feature, remained. Because PCs were kept in order of importance and not in relation to the amount of variance each PC described, these means that the PCs are not included in<text:change-start text:change-id="ct100702736"/> <text:span text:style-name="T6">the order of</text:span><text:change-end text:change-id="ct100702736"/> as<text:change text:change-id="ct109996864"/><text:change-start text:change-id="ct100835408"/><text:span text:style-name="T5">c</text:span><text:change-end text:change-id="ct100835408"/>ending eigenvalue.</text:p>
      <text:p text:style-name="Text_20_body">In classification studies<text:change text:change-id="ct99059568"/> <text:change text:change-id="ct97625952"/><text:change-start text:change-id="ct97626144"/><text:span text:style-name="T6">such as</text:span><text:change-end text:change-id="ct97626144"/> this one, a common metric of performance is area under the receiver operating characteristic curve (AUC). AUC is an estimate of the relationship between the false positive and true positive rates, as opposed to just the true positive rate (accuracy). <text:change-start text:change-id="ct110468624"/><office:annotation><dc:creator>Unknown Author</dc:creator><dc:date>2014-12-17T00:32:18</dc:date><text:list text:continue-numbering="true" text:style-name=""><text:list-item><text:p text:style-name="P20"><text:span text:style-name="T25">I think it would be good to explain what the AUC itself is. Also perhaps to provide more information on what distinguishes false and true positives.</text:span></text:p></text:list-item></text:list></office:annotation><text:change-end text:change-id="ct110468624"/>This relationship is especially useful in cases where misclassification needs to be minimized just as much as accurate classification, as in this study. AUC ranges between 0.5 and 1, with 0.5 indicating classification no better than random and 1 indicating perfect classification .</text:p>
      <text:p text:style-name="P4">The standard AUC calculation is defined for<text:change text:change-id="ct55434816"/> binary classification<text:change-start text:change-id="ct55277808"/><text:span text:style-name="T6">s</text:span><text:change-end text:change-id="ct55277808"/>, however in this application there are multiple categories. The alternative calculation <text:change text:change-id="ct79527408"/><text:change-start text:change-id="ct98761024"/><text:span text:style-name="T6">that we used</text:span><text:change-end text:change-id="ct98761024"/> follows an all-against-one strategy where the individual AUC values for each class versus all others are averaged to produce a mu<text:soft-page-break/>lticlass AUC .<text:change-start text:change-id="ct98761216"/> <text:span text:style-name="T6">T</text:span>o estimate confidence intervals on the out-of-sample AUC values, a <text:span text:style-name="T6">we performed a </text:span>nonparametric bootstrap <text:span text:style-name="T6">in which</text:span> the true and estimated classifications were resampled with replacement. This was done 1000 times.<text:change-end text:change-id="ct98761216"/></text:p>
      <text:p text:style-name="Text_20_body">The ultimate measure of model fit is accurately predicting the values of unobserved samples . Within-sample performance is inherently biased upwards, so model evaluation requires overcoming this bias. With very large sample sizes, as in this study, part of the sample can be used as the “training set” and the remainder acts as the “testing set.” The former is used for fitting the model wh<text:change text:change-id="ct99059760"/><text:change-start text:change-id="ct68763072"/><text:span text:style-name="T6">ereas</text:span><text:change-end text:change-id="ct68763072"/> the later is used for measuring model performance<text:change text:change-id="ct55085184"/><text:change-start text:change-id="ct60478528"/>, <text:span text:style-name="T6">and t</text:span><text:change-end text:change-id="ct60478528"/>his<text:change-start text:change-id="ct60249280"/> <text:change-end text:change-id="ct60249280"/><text:change-start text:change-id="ct55042848"/><text:span text:style-name="T6">process</text:span><text:change-end text:change-id="ct55042848"/> is called model generalization. In this analysis, <text:change-start text:change-id="ct55043040"/><text:span text:style-name="T6">we used </text:span><text:change-end text:change-id="ct55043040"/>75% of samples <text:change text:change-id="ct55289232"/>as the training set while the remaining 25% were used as the testing set.</text:p>
      <text:p text:style-name="Text_20_body"><text:change text:change-id="ct52303936"/></text:p>
      <text:p text:style-name="Text_20_body">It is common for some out of sample observations to be misclassified. This misclassification may be due to the model not accurately representing shape variance, systematic differences between the training and test sets, or systematic differences between the accurately and inaccurately classified samples. Testing and training sets are determined completely at random within each class and with respect to shape. Results were not effected by changes in testing or training set assignment.</text:p>
      <text:p text:style-name="Text_20_body">To determine if there were systematic differences between the correctly and incorrectly classified samples, <text:change-start text:change-id="ct106925680"/><text:span text:style-name="T6">we compared </text:span><text:change-end text:change-id="ct106925680"/>the multivariate centroids of the correct and incorrect groups <text:change text:change-id="ct52304128"/>to what would be expected <text:change text:change-id="ct97301456"/><text:change-start text:change-id="ct97301648"/><text:span text:style-name="T6">at random</text:span><text:change-end text:change-id="ct97301648"/>. <text:change-start text:change-id="ct94526640"/><text:span text:style-name="T6">We permuted </text:span><text:change-end text:change-id="ct94526640"/><text:change text:change-id="ct94526832"/><text:change-start text:change-id="ct110772592"/><text:span text:style-name="T6">t</text:span><text:change-end text:change-id="ct110772592"/>he group labels <text:change text:change-id="ct110772784"/><text:change-start text:change-id="ct98143632"/><text:span text:style-name="T6">100 times</text:span><text:change-end text:change-id="ct98143632"/> and the difference between the new centroids was calculated. <text:change text:change-id="ct98143824"/>The number of permutations less than the empirical difference <text:change text:change-id="ct39481376"/>divided by 1000<text:change text:change-id="ct39481568"/> giv<text:change text:change-id="ct99681456"/><text:change-start text:change-id="ct99681648"/><text:span text:style-name="T6">es</text:span><text:change-end text:change-id="ct99681648"/> a <text:span text:style-name="T3">p</text:span>-value<text:change-start text:change-id="ct99880608"/> <text:span text:style-name="T6">for the test</text:span><text:change-end text:change-id="ct99880608"/>. Significant results indicate that correctly and incorrectly classified specimens are systematically different. This was done only when there were 10 or of that<text:change-start text:change-id="ct95557696"/><office:annotation><dc:creator>Unknown Author</dc:creator><dc:date>2014-12-17T00:38:43</dc:date><text:list text:continue-numbering="true" text:style-name=""><text:list-item><text:p text:style-name="P20"><text:span text:style-name="T25">Something is missing here.</text:span></text:p></text:list-item></text:list></office:annotation><text:change-end text:change-id="ct95557696"/></text:p>
      <text:h text:style-name="Heading_20_1" text:outline-level="1">Results</text:h>
      <text:h text:style-name="Heading_20_2" text:outline-level="2">Unsupervised learning</text:h>
      <text:p text:style-name="First_20_paragraph">Comparison of gap statistic values from PAM clustering show that the best number of clusters is most likely <text:change text:change-id="ct113335856"/><text:change-start text:change-id="ct47193600"/><text:span text:style-name="T7">one </text:span><text:change-end text:change-id="ct47193600"/>(Fig. [fig:gap]). There is some ambiguity in choice because, although it is not statistically different from a solution with only one group, the solution with <text:change text:change-id="ct111662624"/><text:change-start text:change-id="ct95557904"/><text:span text:style-name="T7">two</text:span><text:change-end text:change-id="ct95557904"/> groupings does have the greatest mean gap statistic. However, there is no geographical signal <text:change-start text:change-id="ct60291312"/><text:span text:style-name="T7">in</text:span><text:change-end text:change-id="ct60291312"/><text:change text:change-id="ct54892400"/> the results of this clustering solution (Fig. [fig:gap<text:span text:style-name="T18">m</text:span>ap]). Because of this, we assert that this means that there is no means of naturally partitioning plastron shape into distinct subgroups.</text:p>
      <text:h text:style-name="Heading_20_2" text:outline-level="2">Supervised learning</text:h>
      <text:p text:style-name="P5">AUC<text:change-start text:change-id="ct99880800"/>-<text:change-end text:change-id="ct99880800"/><text:change text:change-id="ct39532064"/>based model selection revealed some important patterns of variation and congruence <text:soft-page-break/>between <text:change text:change-id="ct108961040"/><text:change-start text:change-id="ct55584480"/><text:span text:style-name="T7">the</text:span><text:change-end text:change-id="ct55584480"/> classification scheme<text:change-start text:change-id="ct97610464"/><text:span text:style-name="T7">s</text:span><text:change-end text:change-id="ct97610464"/> and the actual data. Generally, as many PCs <text:change-start text:change-id="ct97610656"/>as possible <text:change-end text:change-id="ct97610656"/>were included as predictors<text:change text:change-id="ct98545824"/><text:change-start text:change-id="ct98546016"/><text:span text:style-name="T7">in</text:span><text:change-end text:change-id="ct98546016"/><text:change text:change-id="ct111511568"/> the best models <text:change text:change-id="ct111511760"/><text:change-start text:change-id="ct97439568"/><text:span text:style-name="T7">for</text:span><text:change-end text:change-id="ct97439568"/> each of the classification schemes (Fig. [fig:sel]). Note that the best random forest models were determined via recursive feature selection, so PCs were not included in order of percent variance explained. For both the LDA and multinomial logistic regression models, increasing model complexity increased cumulative percent variation necessary to best model the differing classification schemes (Fig. [fig:sel]). That almost all models were as complex as possible indicates that the differences between the different groups within each classification scheme are very small.</text:p>
      <text:p text:style-name="Text_20_body">As part of fitting a random forest model, a ranking of variable importance <text:change-start text:change-id="ct54889168"/><text:span text:style-name="T22">also </text:span><text:change-end text:change-id="ct54889168"/>is <text:change text:change-id="ct97448560"/>determined. Interestingly, the order of variable importance is not the same as the order of decreasing explained variance per principal component (Fig. [fig:var<text:span text:style-name="T18">i</text:span>mp]). This means that the principal components that best describe the differences between the various classes are not aligned with the principal components which describe the largest amount of variance<text:change-start text:change-id="ct97448368"/><office:annotation><dc:creator>Unknown Author</dc:creator><dc:date>2014-12-17T16:27:02</dc:date><text:list text:continue-numbering="true" text:style-name=""><text:list-item><text:p text:style-name="P20"><text:span text:style-name="T25">Is this the best way to say this? Would it be better to say that the variance that best predicts the group is not aligned with the PC axes? Or that the variance that best describes the differences between classes is not aligned with the PCs that explain the most variance in the overall dataset?</text:span></text:p></text:list-item></text:list></office:annotation><text:change-end text:change-id="ct97448368"/>. This result would be the case if variation between classes was extremely fine grained and not a part of the principal <text:change text:change-id="ct105346912"/><text:change-start text:change-id="ct55494272"/><text:span text:style-name="T22">form or function</text:span><text:change-end text:change-id="ct55494272"/> of the plastron, which makes sense given that the plastron is involved in both protection and <text:change text:change-id="ct61316000"/><text:change-start text:change-id="ct60520000"/><text:span text:style-name="T22">hydrodynamics</text:span><text:change-end text:change-id="ct60520000"/> and not mate choice . <text:change text:change-id="ct55730592"/><text:change-start text:change-id="ct50381744"/><text:span text:style-name="T22">Moreover, this</text:span><text:change-end text:change-id="ct50381744"/> <text:change-start text:change-id="ct55277056"/><text:span text:style-name="T22">result is</text:span><text:change-end text:change-id="ct55277056"/>is congruous with the results of the AUC<text:change-start text:change-id="ct55982160"/>-<text:change-end text:change-id="ct55982160"/><text:change text:change-id="ct62122576"/>based model selection for the multinomial logistic regression and LDA models.</text:p>
      <text:p text:style-name="Text_20_body">Observed AUC values for all of the optimal models are not exceptionally high<text:change-start text:change-id="ct52842592"/>:<text:change-end text:change-id="ct52842592"/><text:change text:change-id="ct100455920"/><text:change-start text:change-id="ct97439760"/> <text:change-end text:change-id="ct97439760"/>values near 0.5 indicate that a model is no better than completely random assig<text:change-start text:change-id="ct111106176"/><text:span text:style-name="T22">n</text:span><text:change-end text:change-id="ct111106176"/>ment (Fig. [fig:sel]). This means that in all but a few cases the different proposed classification schemes are generally poor descriptors of the observed variation. It appears that the data set is overwhelmed by noise, making any accurate classifications difficult at best. This observation is cemented with the generalizations of the models to the testing data set.</text:p>
      <text:p text:style-name="Text_20_body">Mean AUC values for the model generalizations, in most cases, are approximately equal to the observed AUC values from the training data set (Table [tab:comp]). <text:change text:change-id="ct53420368"/><text:change-start text:change-id="ct35272880"/><text:span text:style-name="T8">The</text:span><text:change-end text:change-id="ct35272880"/> cases <text:change text:change-id="ct47149664"/><text:change-start text:change-id="ct53593536"/><text:span text:style-name="T8">in which</text:span><text:change-end text:change-id="ct53593536"/> the AUC from the gene<text:change text:change-id="ct79763360"/>r<text:change-start text:change-id="ct53237472"/><text:span text:style-name="T8">a</text:span><text:change-end text:change-id="ct53237472"/>lizations is less than the observed<text:change text:change-id="ct111697488"/><text:change-start text:change-id="ct35273152"/> <text:span text:style-name="T8">indicate</text:span><text:change-end text:change-id="ct35273152"/><text:change text:change-id="ct61224656"/> poor model fit and a poor classification scheme. AUC values from model generalization, or estimating testing data set membership, does not indicate a clear “best” classification scheme (Fig. [fig:gen<text:span text:style-name="T18">h</text:span>ist]). <text:change-start text:change-id="ct107120528"/><text:span text:style-name="T8">Although</text:span><text:change-end text:change-id="ct107120528"/><text:change text:change-id="ct107772432"/> the scheme with two species has the greatest AUC point estimate for each modeling approach, this scheme is not significantly greater <text:change text:change-id="ct100525280"/><text:change-start text:change-id="ct58353648"/><text:span text:style-name="T8">than</text:span><text:change-end text:change-id="ct58353648"/> any other except in some limited cases (e.g. LDA, Table [tab:gen<text:span text:style-name="T18">t</text:span>ests]). Differences in mean shape between correctly and incorrectly classified observations from test set <text:change text:change-id="ct110041712"/>frequently <text:change-start text:change-id="ct50807392"/><text:span text:style-name="T8">were </text:span><text:change-end text:change-id="ct50807392"/>statistically significant, though there are exceptions<text:change-start text:change-id="ct99074496"/><office:annotation><dc:creator>Unknown Author</dc:creator><dc:date>2014-12-17T23:23:24.794439735</dc:date><text:list text:continue-numbering="true" text:style-name=""><text:list-item><text:p text:style-name="P21"><text:span text:style-name="T26">I think it would be useful to note what test was used to see if the shapes were different. </text:span></text:p></text:list-item></text:list></office:annotation><text:change-end text:change-id="ct99074496"/>. The frequency of these results, however, is important because <text:change text:change-id="ct60355664"/><text:change-start text:change-id="ct60676800"/><text:span text:style-name="T24">it</text:span><text:change-end text:change-id="ct60676800"/> means that the different models are poor predictors of class membership. This may be because differences in plastron shape do not align with the any of the hypothesized classification schemes.</text:p>
      <text:h text:style-name="Heading_20_1" text:outline-level="1">Discussion</text:h>
      <text:p text:style-name="First_20_paragraph">The results of this study indicate that there is no clear grouping of plastra shapes in <text:span text:style-name="T3">E. marmorata</text:span>.</text:p>
      <text:p text:style-name="Text_20_body">The unsupervised learning results which indicate only a single group of observations being <text:soft-page-break/>optimal is congruous with the results from the generalizations of the supervised learning models. The classification schemes used in the supervised learning models correspond, loosely, to unsupervised learning solutions with multiple groups. Because unsupervised learning solutions with multiple groups are poor descriptors of the observed variation, it is important to see this reinforced by the supervised learning results.</text:p>
      <text:p text:style-name="Text_20_body">The results from fitting the various supervised learning models for each of the classification scheme generally shows that no one scheme is “best.” A possible explanation for this that the genetic divergence associated with (sub)speciation is either not based on plastron morphology or local selective pressures due to hydrological regime overwhelming any possible morphological divergence.</text:p>
      <text:p text:style-name="Text_20_body">Both the low AUC values ( &lt; 0. 9) and the significant difference between the correctly and incorrectly classified observations support the conclusion that none of the hypothesized classification schemes are good descriptors of the observed plastral variation.</text:p>
      <text:p text:style-name="Text_20_body">[ht]</text:p>
      <text:p text:style-name="Text_20_body">l | c c | c c | c c &amp; &amp; &amp;<text:line-break/>Scheme &amp; Observed &amp; Generalized &amp; Observed &amp; Generalized &amp; Observed &amp; Geneeralized<text:line-break/>sh1 &amp; 0.63 &amp; 0.73 &amp; 0.75 &amp; 0.79 &amp; 0.75 &amp; 0.80<text:line-break/>sh2 &amp; 0.61 &amp; 0.58 &amp; 0.76 &amp; 0.77 &amp; 0.76 &amp; 0.77<text:line-break/>sh3 &amp; 0.63 &amp; 0.62 &amp; 0.75 &amp; 0.63 &amp; 0.75 &amp; 0.63<text:line-break/>sh4 &amp; 0.77 &amp; 0.67 &amp; 0.80 &amp; 0.64 &amp; 0.80 &amp; 0.63<text:line-break/>sh5 &amp; 0.56 &amp; 0.67 &amp; 0.74 &amp; 0.62 &amp; 0.74 &amp; 0.77<text:line-break/>spinks &amp; 0.56 &amp; 0.64 &amp; 0.71 &amp; 0.74 &amp; 0.71 &amp; 0.73<text:line-break/></text:p>
      <text:p text:style-name="Text_20_body">[tab:comp]</text:p>
      <text:p text:style-name="Text_20_body">[b]0.3</text:p>
      <table:table table:name="Table1" table:style-name="Table1">
        <table:table-column table:style-name="Table1.A"/>
        <table:table-column table:style-name="Table1.B"/>
        <table:table-header-rows>
          <table:table-row>
            <table:table-cell table:style-name="Table1.A1" office:value-type="string">
              <text:p text:style-name="P12">Scheme</text:p>
            </table:table-cell>
            <table:table-cell table:style-name="Table1.A1" office:value-type="string">
              <text:p text:style-name="P12">P(best - other  &gt;  0)</text:p>
            </table:table-cell>
          </table:table-row>
        </table:table-header-rows>
        <table:table-row>
          <table:table-cell table:style-name="Table1.A1" office:value-type="string">
            <text:p text:style-name="P13">sh1</text:p>
          </table:table-cell>
          <table:table-cell table:style-name="Table1.A1" office:value-type="string">
            <text:p text:style-name="P13"> * </text:p>
          </table:table-cell>
        </table:table-row>
        <table:table-row>
          <table:table-cell table:style-name="Table1.A1" office:value-type="string">
            <text:p text:style-name="P13">sh2</text:p>
          </table:table-cell>
          <table:table-cell table:style-name="Table1.A1" office:value-type="string">
            <text:p text:style-name="P13">0.79</text:p>
          </table:table-cell>
        </table:table-row>
        <table:table-row>
          <table:table-cell table:style-name="Table1.A1" office:value-type="string">
            <text:p text:style-name="P13">sh3</text:p>
          </table:table-cell>
          <table:table-cell table:style-name="Table1.A1" office:value-type="string">
            <text:p text:style-name="P13">0.89</text:p>
          </table:table-cell>
        </table:table-row>
        <table:table-row>
          <table:table-cell table:style-name="Table1.A1" office:value-type="string">
            <text:p text:style-name="P13">sh4</text:p>
          </table:table-cell>
          <table:table-cell table:style-name="Table1.A1" office:value-type="string">
            <text:p text:style-name="P13">0.79</text:p>
          </table:table-cell>
        </table:table-row>
        <table:table-row>
          <table:table-cell table:style-name="Table1.A1" office:value-type="string">
            <text:p text:style-name="P13">sh5</text:p>
          </table:table-cell>
          <table:table-cell table:style-name="Table1.A1" office:value-type="string">
            <text:p text:style-name="P13">0.82</text:p>
          </table:table-cell>
        </table:table-row>
        <table:table-row>
          <table:table-cell table:style-name="Table1.A1" office:value-type="string">
            <text:p text:style-name="P13">spinks</text:p>
          </table:table-cell>
          <table:table-cell table:style-name="Table1.A1" office:value-type="string">
            <text:p text:style-name="P13">0.79</text:p>
          </table:table-cell>
        </table:table-row>
      </table:table>
      <text:p text:style-name="First_20_paragraph">[rfdif]</text:p>
      <text:p text:style-name="Text_20_body">[b]0.3</text:p>
      <table:table table:name="Table2" table:style-name="Table2">
        <table:table-column table:style-name="Table2.A"/>
        <table:table-column table:style-name="Table2.B"/>
        <table:table-header-rows>
          <table:table-row>
            <table:table-cell table:style-name="Table2.A1" office:value-type="string">
              <text:p text:style-name="P12">Scheme</text:p>
            </table:table-cell>
            <table:table-cell table:style-name="Table2.A1" office:value-type="string">
              <text:p text:style-name="P12">P(best - other  &gt;  0)</text:p>
            </table:table-cell>
          </table:table-row>
        </table:table-header-rows>
        <table:table-row>
          <table:table-cell table:style-name="Table2.A1" office:value-type="string">
            <text:p text:style-name="P13">sh1</text:p>
          </table:table-cell>
          <table:table-cell table:style-name="Table2.A1" office:value-type="string">
            <text:p text:style-name="P13"> * </text:p>
          </table:table-cell>
        </table:table-row>
        <table:table-row>
          <table:table-cell table:style-name="Table2.A1" office:value-type="string">
            <text:p text:style-name="P13">sh2</text:p>
          </table:table-cell>
          <table:table-cell table:style-name="Table2.A1" office:value-type="string">
            <text:p text:style-name="P13">0.55</text:p>
          </table:table-cell>
        </table:table-row>
        <table:table-row>
          <table:table-cell table:style-name="Table2.A1" office:value-type="string">
            <text:p text:style-name="P13">sh3</text:p>
          </table:table-cell>
          <table:table-cell table:style-name="Table2.A1" office:value-type="string">
            <text:p text:style-name="P13">0.94</text:p>
          </table:table-cell>
        </table:table-row>
        <table:table-row>
          <table:table-cell table:style-name="Table2.A1" office:value-type="string">
            <text:p text:style-name="P13">sh4</text:p>
          </table:table-cell>
          <table:table-cell table:style-name="Table2.A1" office:value-type="string">
            <text:p text:style-name="P13">0.96</text:p>
          </table:table-cell>
        </table:table-row>
        <table:table-row>
          <table:table-cell table:style-name="Table2.A1" office:value-type="string">
            <text:p text:style-name="P13">sh5</text:p>
          </table:table-cell>
          <table:table-cell table:style-name="Table2.A1" office:value-type="string">
            <text:p text:style-name="P13">0.57</text:p>
          </table:table-cell>
        </table:table-row>
        <text:soft-page-break/>
        <table:table-row>
          <table:table-cell table:style-name="Table2.A1" office:value-type="string">
            <text:p text:style-name="P13">spinks</text:p>
          </table:table-cell>
          <table:table-cell table:style-name="Table2.A1" office:value-type="string">
            <text:p text:style-name="P13">0.69</text:p>
          </table:table-cell>
        </table:table-row>
      </table:table>
      <text:p text:style-name="First_20_paragraph">[mmdif]</text:p>
      <text:p text:style-name="Text_20_body">[b]0.3</text:p>
      <table:table table:name="Table3" table:style-name="Table3">
        <table:table-column table:style-name="Table3.A"/>
        <table:table-column table:style-name="Table3.B"/>
        <table:table-header-rows>
          <table:table-row>
            <table:table-cell table:style-name="Table3.A1" office:value-type="string">
              <text:p text:style-name="P12">Scheme</text:p>
            </table:table-cell>
            <table:table-cell table:style-name="Table3.A1" office:value-type="string">
              <text:p text:style-name="P12">P(best - other  &gt;  0)</text:p>
            </table:table-cell>
          </table:table-row>
        </table:table-header-rows>
        <table:table-row>
          <table:table-cell table:style-name="Table3.A1" office:value-type="string">
            <text:p text:style-name="P13">sh1</text:p>
          </table:table-cell>
          <table:table-cell table:style-name="Table3.A1" office:value-type="string">
            <text:p text:style-name="P13">1</text:p>
          </table:table-cell>
        </table:table-row>
        <table:table-row>
          <table:table-cell table:style-name="Table3.A1" office:value-type="string">
            <text:p text:style-name="P13">sh2</text:p>
          </table:table-cell>
          <table:table-cell table:style-name="Table3.A1" office:value-type="string">
            <text:p text:style-name="P13">1</text:p>
          </table:table-cell>
        </table:table-row>
        <table:table-row>
          <table:table-cell table:style-name="Table3.A1" office:value-type="string">
            <text:p text:style-name="P13">sh3</text:p>
          </table:table-cell>
          <table:table-cell table:style-name="Table3.A1" office:value-type="string">
            <text:p text:style-name="P13">1</text:p>
          </table:table-cell>
        </table:table-row>
        <table:table-row>
          <table:table-cell table:style-name="Table3.A1" office:value-type="string">
            <text:p text:style-name="P13">sh4</text:p>
          </table:table-cell>
          <table:table-cell table:style-name="Table3.A1" office:value-type="string">
            <text:p text:style-name="P13">0.96</text:p>
          </table:table-cell>
        </table:table-row>
        <table:table-row>
          <table:table-cell table:style-name="Table3.A1" office:value-type="string">
            <text:p text:style-name="P13">sh5</text:p>
          </table:table-cell>
          <table:table-cell table:style-name="Table3.A1" office:value-type="string">
            <text:p text:style-name="P13"> * </text:p>
          </table:table-cell>
        </table:table-row>
        <table:table-row>
          <table:table-cell table:style-name="Table3.A1" office:value-type="string">
            <text:p text:style-name="P13">spinks</text:p>
          </table:table-cell>
          <table:table-cell table:style-name="Table3.A1" office:value-type="string">
            <text:p text:style-name="P13">0.73</text:p>
          </table:table-cell>
        </table:table-row>
      </table:table>
      <text:p text:style-name="First_20_paragraph">[lldif]</text:p>
      <text:p text:style-name="Text_20_body">[tab:gen<text:span text:style-name="T18">t</text:span>ests]</text:p>
      <text:p text:style-name="Text_20_body">[b]0.3</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cheme</text:p>
            </table:table-cell>
            <table:table-cell table:style-name="Table4.A1" office:value-type="string">
              <text:p text:style-name="Table_20_Heading">Class</text:p>
            </table:table-cell>
            <table:table-cell table:style-name="Table4.A1" office:value-type="string">
              <text:p text:style-name="P12">distance</text:p>
            </table:table-cell>
            <table:table-cell table:style-name="Table4.A1" office:value-type="string">
              <text:p text:style-name="P12">P(distance - simulated  &gt;  0)</text:p>
            </table:table-cell>
          </table:table-row>
        </table:table-header-rows>
        <table:table-row>
          <table:table-cell table:style-name="Table4.A1" office:value-type="string">
            <text:p text:style-name="Standard"/>
          </table:table-cell>
          <table:table-cell table:style-name="Table4.A1" office:value-type="string">
            <text:p text:style-name="Table_20_Contents">CCR</text:p>
          </table:table-cell>
          <table:table-cell table:style-name="Table4.A1" office:value-type="string">
            <text:p text:style-name="P13">1.59</text:p>
          </table:table-cell>
          <table:table-cell table:style-name="Table4.A1" office:value-type="string">
            <text:p text:style-name="P13">0.77</text:p>
          </table:table-cell>
        </table:table-row>
        <table:table-row>
          <table:table-cell table:style-name="Table4.A1" office:value-type="string">
            <text:p text:style-name="Standard"/>
          </table:table-cell>
          <table:table-cell table:style-name="Table4.A1" office:value-type="string">
            <text:p text:style-name="Table_20_Contents">marm</text:p>
          </table:table-cell>
          <table:table-cell table:style-name="Table4.A1" office:value-type="string">
            <text:p text:style-name="P13">2.06</text:p>
          </table:table-cell>
          <table:table-cell table:style-name="Table4.A1" office:value-type="string">
            <text:p text:style-name="P13">0.87</text:p>
          </table:table-cell>
        </table:table-row>
        <table:table-row>
          <table:table-cell table:style-name="Table4.A1" office:value-type="string">
            <text:p text:style-name="Standard"/>
          </table:table-cell>
          <table:table-cell table:style-name="Table4.A1" office:value-type="string">
            <text:p text:style-name="Table_20_Contents">CCR</text:p>
          </table:table-cell>
          <table:table-cell table:style-name="Table4.A1" office:value-type="string">
            <text:p text:style-name="P13">1.81</text:p>
          </table:table-cell>
          <table:table-cell table:style-name="Table4.A1" office:value-type="string">
            <text:p text:style-name="P13">0.88</text:p>
          </table:table-cell>
        </table:table-row>
        <table:table-row>
          <table:table-cell table:style-name="Table4.A1" office:value-type="string">
            <text:p text:style-name="Standard"/>
          </table:table-cell>
          <table:table-cell table:style-name="Table4.A1" office:value-type="string">
            <text:p text:style-name="Table_20_Contents">marm</text:p>
          </table:table-cell>
          <table:table-cell table:style-name="Table4.A1" office:value-type="string">
            <text:p text:style-name="P13">2.16</text:p>
          </table:table-cell>
          <table:table-cell table:style-name="Table4.A1" office:value-type="string">
            <text:p text:style-name="P13">1.00</text:p>
          </table:table-cell>
        </table:table-row>
        <table:table-row>
          <table:table-cell table:style-name="Table4.A1" office:value-type="string">
            <text:p text:style-name="Standard"/>
          </table:table-cell>
          <table:table-cell table:style-name="Table4.A1" office:value-type="string">
            <text:p text:style-name="Table_20_Contents">CCR</text:p>
          </table:table-cell>
          <table:table-cell table:style-name="Table4.A1" office:value-type="string">
            <text:p text:style-name="P13">2.37</text:p>
          </table:table-cell>
          <table:table-cell table:style-name="Table4.A1" office:value-type="string">
            <text:p text:style-name="P13">0.94</text:p>
          </table:table-cell>
        </table:table-row>
        <table:table-row>
          <table:table-cell table:style-name="Table4.A1" office:value-type="string">
            <text:p text:style-name="Standard"/>
          </table:table-cell>
          <table:table-cell table:style-name="Table4.A1" office:value-type="string">
            <text:p text:style-name="Table_20_Contents">marm</text:p>
          </table:table-cell>
          <table:table-cell table:style-name="Table4.A1" office:value-type="string">
            <text:p text:style-name="P13">2.37</text:p>
          </table:table-cell>
          <table:table-cell table:style-name="Table4.A1" office:value-type="string">
            <text:p text:style-name="P13">0.99</text:p>
          </table:table-cell>
        </table:table-row>
        <table:table-row>
          <table:table-cell table:style-name="Table4.A1" office:value-type="string">
            <text:p text:style-name="Standard"/>
          </table:table-cell>
          <table:table-cell table:style-name="Table4.A1" office:value-type="string">
            <text:p text:style-name="Table_20_Contents">marm</text:p>
          </table:table-cell>
          <table:table-cell table:style-name="Table4.A1" office:value-type="string">
            <text:p text:style-name="P13">2.07</text:p>
          </table:table-cell>
          <table:table-cell table:style-name="Table4.A1" office:value-type="string">
            <text:p text:style-name="P13">1.00</text:p>
          </table:table-cell>
        </table:table-row>
        <table:table-row>
          <table:table-cell table:style-name="Table4.A1" office:value-type="string">
            <text:p text:style-name="Standard"/>
          </table:table-cell>
          <table:table-cell table:style-name="Table4.A1" office:value-type="string">
            <text:p text:style-name="Table_20_Contents">pall</text:p>
          </table:table-cell>
          <table:table-cell table:style-name="Table4.A1" office:value-type="string">
            <text:p text:style-name="P13">2.13</text:p>
          </table:table-cell>
          <table:table-cell table:style-name="Table4.A1" office:value-type="string">
            <text:p text:style-name="P13">0.99</text:p>
          </table:table-cell>
        </table:table-row>
        <table:table-row>
          <table:table-cell table:style-name="Table4.A1" office:value-type="string">
            <text:p text:style-name="Standard"/>
          </table:table-cell>
          <table:table-cell table:style-name="Table4.A1" office:value-type="string">
            <text:p text:style-name="Table_20_Contents">marm</text:p>
          </table:table-cell>
          <table:table-cell table:style-name="Table4.A1" office:value-type="string">
            <text:p text:style-name="P13">1.91</text:p>
          </table:table-cell>
          <table:table-cell table:style-name="Table4.A1" office:value-type="string">
            <text:p text:style-name="P13">0.85</text:p>
          </table:table-cell>
        </table:table-row>
        <table:table-row>
          <table:table-cell table:style-name="Table4.A1" office:value-type="string">
            <text:p text:style-name="Standard"/>
          </table:table-cell>
          <table:table-cell table:style-name="Table4.A1" office:value-type="string">
            <text:p text:style-name="Table_20_Contents">pall</text:p>
          </table:table-cell>
          <table:table-cell table:style-name="Table4.A1" office:value-type="string">
            <text:p text:style-name="P13">2.00</text:p>
          </table:table-cell>
          <table:table-cell table:style-name="Table4.A1" office:value-type="string">
            <text:p text:style-name="P13">0.94</text:p>
          </table:table-cell>
        </table:table-row>
        <table:table-row>
          <table:table-cell table:style-name="Table4.A1" office:value-type="string">
            <text:p text:style-name="Standard"/>
          </table:table-cell>
          <table:table-cell table:style-name="Table4.A1" office:value-type="string">
            <text:p text:style-name="Table_20_Contents">1</text:p>
          </table:table-cell>
          <table:table-cell table:style-name="Table4.A1" office:value-type="string">
            <text:p text:style-name="P13">1.79</text:p>
          </table:table-cell>
          <table:table-cell table:style-name="Table4.A1" office:value-type="string">
            <text:p text:style-name="P13">0.40</text:p>
          </table:table-cell>
        </table:table-row>
        <table:table-row>
          <table:table-cell table:style-name="Table4.A1" office:value-type="string">
            <text:p text:style-name="Standard"/>
          </table:table-cell>
          <table:table-cell table:style-name="Table4.A1" office:value-type="string">
            <text:p text:style-name="Table_20_Contents">3</text:p>
          </table:table-cell>
          <table:table-cell table:style-name="Table4.A1" office:value-type="string">
            <text:p text:style-name="P13">3.30</text:p>
          </table:table-cell>
          <table:table-cell table:style-name="Table4.A1" office:value-type="string">
            <text:p text:style-name="P13">0.97</text:p>
          </table:table-cell>
        </table:table-row>
      </table:table>
      <text:p text:style-name="First_20_paragraph">[rfmiss]</text:p>
      <text:p text:style-name="Text_20_body">[b]0.3</text:p>
      <table:table table:name="Table5" table:style-name="Table5">
        <table:table-column table:style-name="Table5.A" table:number-columns-repeated="3"/>
        <table:table-column table:style-name="Table5.D"/>
        <table:table-header-rows>
          <table:table-row>
            <table:table-cell table:style-name="Table5.A1" office:value-type="string">
              <text:p text:style-name="Table_20_Heading">Scheme</text:p>
            </table:table-cell>
            <table:table-cell table:style-name="Table5.A1" office:value-type="string">
              <text:p text:style-name="Table_20_Heading">Class</text:p>
            </table:table-cell>
            <table:table-cell table:style-name="Table5.A1" office:value-type="string">
              <text:p text:style-name="P12">distance</text:p>
            </table:table-cell>
            <table:table-cell table:style-name="Table5.A1" office:value-type="string">
              <text:p text:style-name="P12">P(distance - simulated  &gt;  0)</text:p>
            </table:table-cell>
          </table:table-row>
        </table:table-header-rows>
        <table:table-row>
          <table:table-cell table:style-name="Table5.A1" office:value-type="string">
            <text:p text:style-name="Standard"/>
          </table:table-cell>
          <table:table-cell table:style-name="Table5.A1" office:value-type="string">
            <text:p text:style-name="Table_20_Contents">CCR</text:p>
          </table:table-cell>
          <table:table-cell table:style-name="Table5.A1" office:value-type="string">
            <text:p text:style-name="P13">2.06</text:p>
          </table:table-cell>
          <table:table-cell table:style-name="Table5.A1" office:value-type="string">
            <text:p text:style-name="P13">1.00</text:p>
          </table:table-cell>
        </table:table-row>
        <table:table-row>
          <table:table-cell table:style-name="Table5.A1" office:value-type="string">
            <text:p text:style-name="Standard"/>
          </table:table-cell>
          <table:table-cell table:style-name="Table5.A1" office:value-type="string">
            <text:p text:style-name="Table_20_Contents">marm</text:p>
          </table:table-cell>
          <table:table-cell table:style-name="Table5.A1" office:value-type="string">
            <text:p text:style-name="P13">2.22</text:p>
          </table:table-cell>
          <table:table-cell table:style-name="Table5.A1" office:value-type="string">
            <text:p text:style-name="P13">0.93</text:p>
          </table:table-cell>
        </table:table-row>
        <table:table-row>
          <table:table-cell table:style-name="Table5.A1" office:value-type="string">
            <text:p text:style-name="Standard"/>
          </table:table-cell>
          <table:table-cell table:style-name="Table5.A1" office:value-type="string">
            <text:p text:style-name="Table_20_Contents">CCR</text:p>
          </table:table-cell>
          <table:table-cell table:style-name="Table5.A1" office:value-type="string">
            <text:p text:style-name="P13">2.50</text:p>
          </table:table-cell>
          <table:table-cell table:style-name="Table5.A1" office:value-type="string">
            <text:p text:style-name="P13">1.00</text:p>
          </table:table-cell>
        </table:table-row>
        <table:table-row>
          <table:table-cell table:style-name="Table5.A1" office:value-type="string">
            <text:p text:style-name="Standard"/>
          </table:table-cell>
          <table:table-cell table:style-name="Table5.A1" office:value-type="string">
            <text:p text:style-name="Table_20_Contents">marm</text:p>
          </table:table-cell>
          <table:table-cell table:style-name="Table5.A1" office:value-type="string">
            <text:p text:style-name="P13">2.60</text:p>
          </table:table-cell>
          <table:table-cell table:style-name="Table5.A1" office:value-type="string">
            <text:p text:style-name="P13">1.00</text:p>
          </table:table-cell>
        </table:table-row>
        <table:table-row>
          <table:table-cell table:style-name="Table5.A1" office:value-type="string">
            <text:p text:style-name="Standard"/>
          </table:table-cell>
          <table:table-cell table:style-name="Table5.A1" office:value-type="string">
            <text:p text:style-name="Table_20_Contents">CCR</text:p>
          </table:table-cell>
          <table:table-cell table:style-name="Table5.A1" office:value-type="string">
            <text:p text:style-name="P13">2.39</text:p>
          </table:table-cell>
          <table:table-cell table:style-name="Table5.A1" office:value-type="string">
            <text:p text:style-name="P13">0.99</text:p>
          </table:table-cell>
        </table:table-row>
        <table:table-row>
          <table:table-cell table:style-name="Table5.A1" office:value-type="string">
            <text:p text:style-name="Standard"/>
          </table:table-cell>
          <table:table-cell table:style-name="Table5.A1" office:value-type="string">
            <text:p text:style-name="Table_20_Contents">marm</text:p>
          </table:table-cell>
          <table:table-cell table:style-name="Table5.A1" office:value-type="string">
            <text:p text:style-name="P13">2.24</text:p>
          </table:table-cell>
          <table:table-cell table:style-name="Table5.A1" office:value-type="string">
            <text:p text:style-name="P13">0.98</text:p>
          </table:table-cell>
        </table:table-row>
        <table:table-row>
          <table:table-cell table:style-name="Table5.A1" office:value-type="string">
            <text:p text:style-name="Standard"/>
          </table:table-cell>
          <table:table-cell table:style-name="Table5.A1" office:value-type="string">
            <text:p text:style-name="Table_20_Contents">marm</text:p>
          </table:table-cell>
          <table:table-cell table:style-name="Table5.A1" office:value-type="string">
            <text:p text:style-name="P13">2.23</text:p>
          </table:table-cell>
          <table:table-cell table:style-name="Table5.A1" office:value-type="string">
            <text:p text:style-name="P13">1.00</text:p>
          </table:table-cell>
        </table:table-row>
        <table:table-row>
          <table:table-cell table:style-name="Table5.A1" office:value-type="string">
            <text:p text:style-name="Standard"/>
          </table:table-cell>
          <table:table-cell table:style-name="Table5.A1" office:value-type="string">
            <text:p text:style-name="Table_20_Contents">pall</text:p>
          </table:table-cell>
          <table:table-cell table:style-name="Table5.A1" office:value-type="string">
            <text:p text:style-name="P13">2.15</text:p>
          </table:table-cell>
          <table:table-cell table:style-name="Table5.A1" office:value-type="string">
            <text:p text:style-name="P13">1.00</text:p>
          </table:table-cell>
        </table:table-row>
        <table:table-row>
          <table:table-cell table:style-name="Table5.A1" office:value-type="string">
            <text:p text:style-name="Standard"/>
          </table:table-cell>
          <table:table-cell table:style-name="Table5.A1" office:value-type="string">
            <text:p text:style-name="Table_20_Contents">marm</text:p>
          </table:table-cell>
          <table:table-cell table:style-name="Table5.A1" office:value-type="string">
            <text:p text:style-name="P13">2.43</text:p>
          </table:table-cell>
          <table:table-cell table:style-name="Table5.A1" office:value-type="string">
            <text:p text:style-name="P13">0.97</text:p>
          </table:table-cell>
        </table:table-row>
        <table:table-row>
          <table:table-cell table:style-name="Table5.A1" office:value-type="string">
            <text:p text:style-name="Standard"/>
          </table:table-cell>
          <table:table-cell table:style-name="Table5.A1" office:value-type="string">
            <text:p text:style-name="Table_20_Contents">pall</text:p>
          </table:table-cell>
          <table:table-cell table:style-name="Table5.A1" office:value-type="string">
            <text:p text:style-name="P13">2.60</text:p>
          </table:table-cell>
          <table:table-cell table:style-name="Table5.A1" office:value-type="string">
            <text:p text:style-name="P13">1.00</text:p>
          </table:table-cell>
        </table:table-row>
        <text:soft-page-break/>
        <table:table-row>
          <table:table-cell table:style-name="Table5.A1" office:value-type="string">
            <text:p text:style-name="Standard"/>
          </table:table-cell>
          <table:table-cell table:style-name="Table5.A1" office:value-type="string">
            <text:p text:style-name="Table_20_Contents">1</text:p>
          </table:table-cell>
          <table:table-cell table:style-name="Table5.A1" office:value-type="string">
            <text:p text:style-name="P13">2.96</text:p>
          </table:table-cell>
          <table:table-cell table:style-name="Table5.A1" office:value-type="string">
            <text:p text:style-name="P13">0.92</text:p>
          </table:table-cell>
        </table:table-row>
        <table:table-row>
          <table:table-cell table:style-name="Table5.A1" office:value-type="string">
            <text:p text:style-name="Standard"/>
          </table:table-cell>
          <table:table-cell table:style-name="Table5.A1" office:value-type="string">
            <text:p text:style-name="Table_20_Contents">3</text:p>
          </table:table-cell>
          <table:table-cell table:style-name="Table5.A1" office:value-type="string">
            <text:p text:style-name="P13">3.18</text:p>
          </table:table-cell>
          <table:table-cell table:style-name="Table5.A1" office:value-type="string">
            <text:p text:style-name="P13">0.99</text:p>
          </table:table-cell>
        </table:table-row>
      </table:table>
      <text:p text:style-name="First_20_paragraph">[mmmiss]</text:p>
      <text:p text:style-name="Text_20_body">[b]0.3</text:p>
      <table:table table:name="Table6" table:style-name="Table6">
        <table:table-column table:style-name="Table6.A" table:number-columns-repeated="3"/>
        <table:table-column table:style-name="Table6.D"/>
        <table:table-header-rows>
          <table:table-row>
            <table:table-cell table:style-name="Table6.A1" office:value-type="string">
              <text:p text:style-name="Table_20_Heading">Scheme</text:p>
            </table:table-cell>
            <table:table-cell table:style-name="Table6.A1" office:value-type="string">
              <text:p text:style-name="Table_20_Heading">Class</text:p>
            </table:table-cell>
            <table:table-cell table:style-name="Table6.A1" office:value-type="string">
              <text:p text:style-name="P12">distance</text:p>
            </table:table-cell>
            <table:table-cell table:style-name="Table6.A1" office:value-type="string">
              <text:p text:style-name="P12">P(distance - simulated  &gt;  0)</text:p>
            </table:table-cell>
          </table:table-row>
        </table:table-header-rows>
        <table:table-row>
          <table:table-cell table:style-name="Table6.A1" office:value-type="string">
            <text:p text:style-name="Standard"/>
          </table:table-cell>
          <table:table-cell table:style-name="Table6.A1" office:value-type="string">
            <text:p text:style-name="Table_20_Contents">CCR</text:p>
          </table:table-cell>
          <table:table-cell table:style-name="Table6.A1" office:value-type="string">
            <text:p text:style-name="P13">2.07</text:p>
          </table:table-cell>
          <table:table-cell table:style-name="Table6.A1" office:value-type="string">
            <text:p text:style-name="P13">1.00</text:p>
          </table:table-cell>
        </table:table-row>
        <table:table-row>
          <table:table-cell table:style-name="Table6.A1" office:value-type="string">
            <text:p text:style-name="Standard"/>
          </table:table-cell>
          <table:table-cell table:style-name="Table6.A1" office:value-type="string">
            <text:p text:style-name="Table_20_Contents">marm</text:p>
          </table:table-cell>
          <table:table-cell table:style-name="Table6.A1" office:value-type="string">
            <text:p text:style-name="P13">2.22</text:p>
          </table:table-cell>
          <table:table-cell table:style-name="Table6.A1" office:value-type="string">
            <text:p text:style-name="P13">1.00</text:p>
          </table:table-cell>
        </table:table-row>
        <table:table-row>
          <table:table-cell table:style-name="Table6.A1" office:value-type="string">
            <text:p text:style-name="Standard"/>
          </table:table-cell>
          <table:table-cell table:style-name="Table6.A1" office:value-type="string">
            <text:p text:style-name="Table_20_Contents">CCR</text:p>
          </table:table-cell>
          <table:table-cell table:style-name="Table6.A1" office:value-type="string">
            <text:p text:style-name="P13">2.20</text:p>
          </table:table-cell>
          <table:table-cell table:style-name="Table6.A1" office:value-type="string">
            <text:p text:style-name="P13">1.00</text:p>
          </table:table-cell>
        </table:table-row>
        <table:table-row>
          <table:table-cell table:style-name="Table6.A1" office:value-type="string">
            <text:p text:style-name="Standard"/>
          </table:table-cell>
          <table:table-cell table:style-name="Table6.A1" office:value-type="string">
            <text:p text:style-name="Table_20_Contents">marm</text:p>
          </table:table-cell>
          <table:table-cell table:style-name="Table6.A1" office:value-type="string">
            <text:p text:style-name="P13">1.87</text:p>
          </table:table-cell>
          <table:table-cell table:style-name="Table6.A1" office:value-type="string">
            <text:p text:style-name="P13">0.98</text:p>
          </table:table-cell>
        </table:table-row>
        <table:table-row>
          <table:table-cell table:style-name="Table6.A1" office:value-type="string">
            <text:p text:style-name="Standard"/>
          </table:table-cell>
          <table:table-cell table:style-name="Table6.A1" office:value-type="string">
            <text:p text:style-name="Table_20_Contents">CCR</text:p>
          </table:table-cell>
          <table:table-cell table:style-name="Table6.A1" office:value-type="string">
            <text:p text:style-name="P13">2.75</text:p>
          </table:table-cell>
          <table:table-cell table:style-name="Table6.A1" office:value-type="string">
            <text:p text:style-name="P13">0.98</text:p>
          </table:table-cell>
        </table:table-row>
        <table:table-row>
          <table:table-cell table:style-name="Table6.A1" office:value-type="string">
            <text:p text:style-name="Standard"/>
          </table:table-cell>
          <table:table-cell table:style-name="Table6.A1" office:value-type="string">
            <text:p text:style-name="Table_20_Contents">marm</text:p>
          </table:table-cell>
          <table:table-cell table:style-name="Table6.A1" office:value-type="string">
            <text:p text:style-name="P13">2.36</text:p>
          </table:table-cell>
          <table:table-cell table:style-name="Table6.A1" office:value-type="string">
            <text:p text:style-name="P13">0.47</text:p>
          </table:table-cell>
        </table:table-row>
        <table:table-row>
          <table:table-cell table:style-name="Table6.A1" office:value-type="string">
            <text:p text:style-name="Standard"/>
          </table:table-cell>
          <table:table-cell table:style-name="Table6.A1" office:value-type="string">
            <text:p text:style-name="Table_20_Contents">marm</text:p>
          </table:table-cell>
          <table:table-cell table:style-name="Table6.A1" office:value-type="string">
            <text:p text:style-name="P13">2.23</text:p>
          </table:table-cell>
          <table:table-cell table:style-name="Table6.A1" office:value-type="string">
            <text:p text:style-name="P13">1.00</text:p>
          </table:table-cell>
        </table:table-row>
        <table:table-row>
          <table:table-cell table:style-name="Table6.A1" office:value-type="string">
            <text:p text:style-name="Standard"/>
          </table:table-cell>
          <table:table-cell table:style-name="Table6.A1" office:value-type="string">
            <text:p text:style-name="Table_20_Contents">pall</text:p>
          </table:table-cell>
          <table:table-cell table:style-name="Table6.A1" office:value-type="string">
            <text:p text:style-name="P13">2.15</text:p>
          </table:table-cell>
          <table:table-cell table:style-name="Table6.A1" office:value-type="string">
            <text:p text:style-name="P13">1.00</text:p>
          </table:table-cell>
        </table:table-row>
        <table:table-row>
          <table:table-cell table:style-name="Table6.A1" office:value-type="string">
            <text:p text:style-name="Standard"/>
          </table:table-cell>
          <table:table-cell table:style-name="Table6.A1" office:value-type="string">
            <text:p text:style-name="Table_20_Contents">marm</text:p>
          </table:table-cell>
          <table:table-cell table:style-name="Table6.A1" office:value-type="string">
            <text:p text:style-name="P13">2.43</text:p>
          </table:table-cell>
          <table:table-cell table:style-name="Table6.A1" office:value-type="string">
            <text:p text:style-name="P13">0.96</text:p>
          </table:table-cell>
        </table:table-row>
        <table:table-row>
          <table:table-cell table:style-name="Table6.A1" office:value-type="string">
            <text:p text:style-name="Standard"/>
          </table:table-cell>
          <table:table-cell table:style-name="Table6.A1" office:value-type="string">
            <text:p text:style-name="Table_20_Contents">pall</text:p>
          </table:table-cell>
          <table:table-cell table:style-name="Table6.A1" office:value-type="string">
            <text:p text:style-name="P13">2.60</text:p>
          </table:table-cell>
          <table:table-cell table:style-name="Table6.A1" office:value-type="string">
            <text:p text:style-name="P13">1.00</text:p>
          </table:table-cell>
        </table:table-row>
        <table:table-row>
          <table:table-cell table:style-name="Table6.A1" office:value-type="string">
            <text:p text:style-name="Standard"/>
          </table:table-cell>
          <table:table-cell table:style-name="Table6.A1" office:value-type="string">
            <text:p text:style-name="Table_20_Contents">1</text:p>
          </table:table-cell>
          <table:table-cell table:style-name="Table6.A1" office:value-type="string">
            <text:p text:style-name="P13">2.96</text:p>
          </table:table-cell>
          <table:table-cell table:style-name="Table6.A1" office:value-type="string">
            <text:p text:style-name="P13">0.90</text:p>
          </table:table-cell>
        </table:table-row>
        <table:table-row>
          <table:table-cell table:style-name="Table6.A1" office:value-type="string">
            <text:p text:style-name="Standard"/>
          </table:table-cell>
          <table:table-cell table:style-name="Table6.A1" office:value-type="string">
            <text:p text:style-name="Table_20_Contents">3</text:p>
          </table:table-cell>
          <table:table-cell table:style-name="Table6.A1" office:value-type="string">
            <text:p text:style-name="P13">3.33</text:p>
          </table:table-cell>
          <table:table-cell table:style-name="Table6.A1" office:value-type="string">
            <text:p text:style-name="P13">1.00</text:p>
          </table:table-cell>
        </table:table-row>
      </table:table>
      <text:p text:style-name="First_20_paragraph">[llmiss]</text:p>
      <text:p text:style-name="Text_20_body">[tab:miss<text:span text:style-name="T18">t</text:span>ests]</text:p>
      <text:p text:style-name="Text_20_body"><text:span text:style-name="T3">Depiction of general plastral shape of E. marmorata</text:span> and position of the 19 landmark used in this study. Anterior is towards the top of the figure. [fig:plastra]</text:p>
      <text:p text:style-name="Text_20_body"><text:span text:style-name="T3">Results from PAM clustering of the Riemannian shape distance for 8 different number of clusters. Vertical lines are 1 standard deviation of the mean determined from 500 resamples.</text:span> [fig:gap]</text:p>
      <text:p text:style-name="Text_20_body"><text:span text:style-name="T3">Comparison of geographic distribution of clustered observations from the 2 clustering PAM solution. Colour and shape correspond to each of the groups. There is clearly no geographic signal in the data.</text:span> [fig:gap<text:span text:style-name="T18">m</text:span>ap]</text:p>
      <text:p text:style-name="Text_20_body"><text:span text:style-name="T3">Graphical representation of the AUC values from model selection for multinomial logigistic regression and linear discriminate analysis, respecitively. AUC model selection is based on greatest AUC value. The horizontal axis corresponds to the cummulative number of axes included in the model of interest. A red dot corresponds to the AUC best model for that classification scheme.</text:span> [fig:sel]</text:p>
      <text:p text:style-name="Text_20_body"><text:span text:style-name="T3">Variable importance from the random forest models for each of the six classification schemes. Importance is measured as the mean decrease in Gini Index, which is a measure of the strength by which that variable determines CART structure. Indices that are farther to the right indicate greater variable importance.</text:span> [fig:var<text:span text:style-name="T18">i</text:span>mp]</text:p>
      <text:p text:style-name="Text_20_body"><text:span text:style-name="T3">Bootstrap distributions for genearlized AUC values for each of the classification schemes. Each row corresponds to a different modeling approach: LDA, LDA using best variables from random </text:span><text:soft-page-break/><text:span text:style-name="T3">forest, multinomial logistic regression, and random forest. Each distribution corresponds to 1000 bootstrap replicates.</text:span> [fig:gen<text:span text:style-name="T18">h</text:span>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cryptic is cryptic diversity? Machine learning approaches to classifying morphological variation in Emys marmorata (Testudinoidea, Emydidae).</dc:title>
    <dc:date>2014-12-18T00:31:32.550664817</dc:date>
    <meta:editing-duration>PT1H40M10S</meta:editing-duration>
    <meta:editing-cycles>6</meta:editing-cycles>
    <meta:generator>LibreOffice/4.2.7.2$Linux_X86_64 LibreOffice_project/420m0$Build-2</meta:generator>
    <meta:document-statistic meta:table-count="6" meta:image-count="0" meta:object-count="0" meta:page-count="9" meta:paragraph-count="221" meta:word-count="2911" meta:character-count="18419" meta:non-whitespace-character-count="15707"/>
  </office:meta>
</office:document-meta>
</file>